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7000000B560B20EF8.png"/>
  <manifest:file-entry manifest:media-type="image/gif" manifest:full-path="Pictures/10000000000001BB00000155F8A1EE4A.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Arial1" svg:font-family="Arial" style:font-family-generic="roman"/>
    <style:font-face style:name="DejaVu Sans1"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02cm solid #000000"/>
    </style:style>
    <style:style style:name="Tableau3" style:family="table">
      <style:table-properties style:width="17.013cm" fo:margin-left="0cm" fo:margin-right="-0.012cm" table:align="margins"/>
    </style:style>
    <style:style style:name="Tableau3.A" style:family="table-column">
      <style:table-column-properties style:column-width="1.773cm" style:rel-column-width="6828*"/>
    </style:style>
    <style:style style:name="Tableau3.B" style:family="table-column">
      <style:table-column-properties style:column-width="2.011cm" style:rel-column-width="7745*"/>
    </style:style>
    <style:style style:name="Tableau3.C" style:family="table-column">
      <style:table-column-properties style:column-width="13.229cm" style:rel-column-width="50962*"/>
    </style:style>
    <style:style style:name="Tableau3.A1" style:family="table-cell">
      <style:table-cell-properties fo:background-color="#94bd5e" fo:padding="0.097cm" fo:border-left="0.002cm solid #000000" fo:border-right="none" fo:border-top="0.002cm solid #000000" fo:border-bottom="0.002cm solid #000000">
        <style:background-image/>
      </style:table-cell-properties>
    </style:style>
    <style:style style:name="Tableau3.B1" style:family="table-cell">
      <style:table-cell-properties fo:background-color="#94bd5e" fo:padding="0.097cm" fo:border-left="none" fo:border-right="none" fo:border-top="0.002cm solid #000000" fo:border-bottom="0.002cm solid #000000">
        <style:background-image/>
      </style:table-cell-properties>
    </style:style>
    <style:style style:name="Tableau3.C1" style:family="table-cell">
      <style:table-cell-properties fo:background-color="#94bd5e" fo:padding="0.097cm" fo:border-left="none" fo:border-right="0.002cm solid #000000" fo:border-top="0.002cm solid #000000" fo:border-bottom="0.002cm solid #000000">
        <style:background-image/>
      </style:table-cell-properties>
    </style:style>
    <style:style style:name="Tableau3.A2" style:family="table-cell" style:data-style-name="N0">
      <style:table-cell-properties fo:padding="0.097cm" fo:border-left="0.002cm solid #000000" fo:border-right="none" fo:border-top="none" fo:border-bottom="0.002cm solid #000000"/>
    </style:style>
    <style:style style:name="Tableau3.B2" style:family="table-cell">
      <style:table-cell-properties fo:padding="0.097cm" fo:border-left="none" fo:border-right="none" fo:border-top="none" fo:border-bottom="0.002cm solid #000000"/>
    </style:style>
    <style:style style:name="Tableau3.C2" style:family="table-cell">
      <style:table-cell-properties fo:padding="0.097cm" fo:border-left="none" fo:border-right="0.002cm solid #000000" fo:border-top="none" fo:border-bottom="0.002cm solid #000000"/>
    </style:style>
    <style:style style:name="Tableau3.A3" style:family="table-cell">
      <style:table-cell-properties fo:padding="0.097cm" fo:border-left="0.002cm solid #000000" fo:border-right="none" fo:border-top="none" fo:border-bottom="0.002cm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A1" style:family="table-cell">
      <style:table-cell-properties fo:padding="0.049cm" fo:border="0.002cm solid #000000"/>
    </style:style>
    <style:style style:name="Tableau27.A13" style:family="table-cell">
      <style:table-cell-properties fo:padding="0.049cm" fo:border-left="0.002cm solid #000000" fo:border-right="0.002cm solid #000000" fo:border-top="none" fo:border-bottom="0.002cm solid #000000"/>
    </style:style>
    <style:style style:name="Tableau4" style:family="table">
      <style:table-properties style:width="14.64cm" table:align="margins"/>
    </style:style>
    <style:style style:name="Tableau4.A" style:family="table-column">
      <style:table-column-properties style:column-width="7.32cm" style:rel-column-width="32767*"/>
    </style:style>
    <style:style style:name="Tableau4.B" style:family="table-column">
      <style:table-column-properties style:column-width="7.32cm" style:rel-column-width="32768*"/>
    </style:style>
    <style:style style:name="Tableau4.1" style:family="table-row">
      <style:table-row-properties style:min-row-height="5.715cm"/>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02cm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02cm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02cm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02cm solid #000000"/>
    </style:style>
    <style:style style:name="Tableau29" style:family="table">
      <style:table-properties style:width="17.013cm" fo:margin-left="0cm" fo:margin-right="-0.012cm" table:align="margins"/>
    </style:style>
    <style:style style:name="Tableau29.A" style:family="table-column">
      <style:table-column-properties style:column-width="2.408cm" style:rel-column-width="9274*"/>
    </style:style>
    <style:style style:name="Tableau29.B" style:family="table-column">
      <style:table-column-properties style:column-width="11.007cm" style:rel-column-width="42399*"/>
    </style:style>
    <style:style style:name="Tableau29.C" style:family="table-column">
      <style:table-column-properties style:column-width="3.598cm" style:rel-column-width="13862*"/>
    </style:style>
    <style:style style:name="Tableau29.1" style:family="table-row">
      <style:table-row-properties style:keep-together="false" fo:keep-together="always"/>
    </style:style>
    <style:style style:name="Tableau29.A1" style:family="table-cell">
      <style:table-cell-properties fo:padding="0.049cm" fo:border="0.002cm solid #000000"/>
    </style:style>
    <style:style style:name="Tableau29.A14" style:family="table-cell">
      <style:table-cell-properties fo:padding="0.049cm" fo:border-left="0.002cm solid #000000" fo:border-right="0.002cm solid #000000" fo:border-top="none" fo:border-bottom="0.002cm solid #000000"/>
    </style:style>
    <style:style style:name="Tableau2" style:family="table">
      <style:table-properties style:width="17.013cm" fo:margin-left="0cm" fo:margin-right="-0.012cm" table:align="margins"/>
    </style:style>
    <style:style style:name="Tableau2.A" style:family="table-column">
      <style:table-column-properties style:column-width="2.937cm" style:rel-column-width="11313*"/>
    </style:style>
    <style:style style:name="Tableau2.B" style:family="table-column">
      <style:table-column-properties style:column-width="9.999cm" style:rel-column-width="38519*"/>
    </style:style>
    <style:style style:name="Tableau2.C" style:family="table-column">
      <style:table-column-properties style:column-width="4.076cm" style:rel-column-width="15703*"/>
    </style:style>
    <style:style style:name="Tableau2.A1" style:family="table-cell">
      <style:table-cell-properties fo:padding="0.049cm" fo:border="0.002cm solid #000000"/>
    </style:style>
    <style:style style:name="Tableau2.A2" style:family="table-cell">
      <style:table-cell-properties fo:padding="0.049cm" fo:border-left="0.002cm solid #000000" fo:border-right="0.002cm solid #000000" fo:border-top="none" fo:border-bottom="0.002cm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02cm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02cm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02cm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02cm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02cm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02cm solid #000000"/>
    </style:style>
    <style:style style:name="Tableau1.D1" style:family="table-cell">
      <style:table-cell-properties fo:padding="0.049cm" fo:border-left="0.002cm solid #000000" fo:border-right="none" fo:border-top="0.002cm solid #000000" fo:border-bottom="0.002cm solid #000000"/>
    </style:style>
    <style:style style:name="Tableau24" style:family="table">
      <style:table-properties style:width="17.013cm" fo:margin-left="0cm" fo:margin-right="-0.012cm" table:align="margins" style:may-break-between-rows="false"/>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02cm solid #000000"/>
    </style:style>
    <style:style style:name="Tableau25" style:family="table">
      <style:table-properties style:width="17cm" table:align="margins" style:shadow="none" style:may-break-between-rows="false"/>
    </style:style>
    <style:style style:name="Tableau25.A" style:family="table-column">
      <style:table-column-properties style:column-width="3.399cm" style:rel-column-width="13106*"/>
    </style:style>
    <style:style style:name="Tableau25.C" style:family="table-column">
      <style:table-column-properties style:column-width="5.099cm" style:rel-column-width="19659*"/>
    </style:style>
    <style:style style:name="Tableau25.D" style:family="table-column">
      <style:table-column-properties style:column-width="5.101cm" style:rel-column-width="19664*"/>
    </style:style>
    <style:style style:name="Tableau25.1" style:family="table-row">
      <style:table-row-properties style:keep-together="false" fo:keep-together="always"/>
    </style:style>
    <style:style style:name="Tableau25.A1" style:family="table-cell">
      <style:table-cell-properties fo:padding="0.049cm" fo:border="0.002cm solid #000000"/>
    </style:style>
    <style:style style:name="Tableau18" style:family="table">
      <style:table-properties style:width="17.013cm" fo:margin-left="0cm" table:align="left"/>
    </style:style>
    <style:style style:name="Tableau18.A" style:family="table-column">
      <style:table-column-properties style:column-width="2.833cm"/>
    </style:style>
    <style:style style:name="Tableau18.C" style:family="table-column">
      <style:table-column-properties style:column-width="1.822cm"/>
    </style:style>
    <style:style style:name="Tableau18.D" style:family="table-column">
      <style:table-column-properties style:column-width="3.845cm"/>
    </style:style>
    <style:style style:name="Tableau18.F" style:family="table-column">
      <style:table-column-properties style:column-width="2.847cm"/>
    </style:style>
    <style:style style:name="Tableau18.A1" style:family="table-cell">
      <style:table-cell-properties fo:padding="0.049cm" fo:border="0.002cm solid #000000"/>
    </style:style>
    <style:style style:name="Tableau19" style:family="table">
      <style:table-properties style:width="17cm" table:align="margins"/>
    </style:style>
    <style:style style:name="Tableau19.A" style:family="table-column">
      <style:table-column-properties style:column-width="5.667cm" style:rel-column-width="21844*"/>
    </style:style>
    <style:style style:name="Tableau19.C" style:family="table-column">
      <style:table-column-properties style:column-width="5.667cm" style:rel-column-width="21847*"/>
    </style:style>
    <style:style style:name="Tableau19.A1" style:family="table-cell">
      <style:table-cell-properties fo:padding="0.049cm" fo:border="0.002cm solid #000000"/>
    </style:style>
    <style:style style:name="Tableau20" style:family="table">
      <style:table-properties style:width="17cm" table:align="margins"/>
    </style:style>
    <style:style style:name="Tableau20.A" style:family="table-column">
      <style:table-column-properties style:column-width="5.667cm" style:rel-column-width="21844*"/>
    </style:style>
    <style:style style:name="Tableau20.C" style:family="table-column">
      <style:table-column-properties style:column-width="5.667cm" style:rel-column-width="21847*"/>
    </style:style>
    <style:style style:name="Tableau20.A1" style:family="table-cell">
      <style:table-cell-properties fo:padding="0.049cm" fo:border="0.002cm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02cm solid #000000"/>
    </style:style>
    <style:style style:name="Tableau22" style:family="table">
      <style:table-properties style:width="17.013cm" fo:margin-left="0cm" table:align="left"/>
    </style:style>
    <style:style style:name="Tableau22.A" style:family="table-column">
      <style:table-column-properties style:column-width="9.684cm"/>
    </style:style>
    <style:style style:name="Tableau22.B" style:family="table-column">
      <style:table-column-properties style:column-width="1.649cm"/>
    </style:style>
    <style:style style:name="Tableau22.C" style:family="table-column">
      <style:table-column-properties style:column-width="5.68cm"/>
    </style:style>
    <style:style style:name="Tableau22.A1" style:family="table-cell">
      <style:table-cell-properties fo:padding="0.049cm" fo:border="0.002cm solid #000000"/>
    </style:style>
    <style:style style:name="Tableau23" style:family="table">
      <style:table-properties style:width="17.013cm" fo:margin-left="0cm" table:align="left"/>
    </style:style>
    <style:style style:name="Tableau23.A" style:family="table-column">
      <style:table-column-properties style:column-width="9.948cm"/>
    </style:style>
    <style:style style:name="Tableau23.B" style:family="table-column">
      <style:table-column-properties style:column-width="1.385cm"/>
    </style:style>
    <style:style style:name="Tableau23.C" style:family="table-column">
      <style:table-column-properties style:column-width="5.68cm"/>
    </style:style>
    <style:style style:name="Tableau23.A1" style:family="table-cell">
      <style:table-cell-properties fo:padding="0.049cm" fo:border="0.002cm solid #000000"/>
    </style:style>
    <style:style style:name="Tableau17" style:family="table">
      <style:table-properties style:width="17.013cm" fo:margin-left="0cm" fo:margin-right="-0.012cm" table:align="margins"/>
    </style:style>
    <style:style style:name="Tableau17.A" style:family="table-column">
      <style:table-column-properties style:column-width="2.124cm" style:rel-column-width="8180*"/>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2.011cm" style:rel-column-width="7745*"/>
    </style:style>
    <style:style style:name="Tableau17.E" style:family="table-column">
      <style:table-column-properties style:column-width="1.323cm" style:rel-column-width="5096*"/>
    </style:style>
    <style:style style:name="Tableau17.F" style:family="table-column">
      <style:table-column-properties style:column-width="4.202cm" style:rel-column-width="16185*"/>
    </style:style>
    <style:style style:name="Tableau17.G" style:family="table-column">
      <style:table-column-properties style:column-width="1.222cm" style:rel-column-width="4708*"/>
    </style:style>
    <style:style style:name="Tableau17.H" style:family="table-column">
      <style:table-column-properties style:column-width="3.044cm" style:rel-column-width="11725*"/>
    </style:style>
    <style:style style:name="Tableau17.A1" style:family="table-cell">
      <style:table-cell-properties fo:padding="0.049cm" fo:border="0.002cm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02cm solid #000000"/>
    </style:style>
    <style:style style:name="Tableau7" style:family="table">
      <style:table-properties style:width="17.013cm" fo:margin-left="0cm" table:align="left"/>
    </style:style>
    <style:style style:name="Tableau7.A" style:family="table-column">
      <style:table-column-properties style:column-width="2.408cm"/>
    </style:style>
    <style:style style:name="Tableau7.B" style:family="table-column">
      <style:table-column-properties style:column-width="2.566cm"/>
    </style:style>
    <style:style style:name="Tableau7.C" style:family="table-column">
      <style:table-column-properties style:column-width="1.852cm"/>
    </style:style>
    <style:style style:name="Tableau7.D" style:family="table-column">
      <style:table-column-properties style:column-width="2.461cm"/>
    </style:style>
    <style:style style:name="Tableau7.E" style:family="table-column">
      <style:table-column-properties style:column-width="7.726cm"/>
    </style:style>
    <style:style style:name="Tableau7.A1" style:family="table-cell">
      <style:table-cell-properties fo:padding="0.049cm" fo:border-left="0.002cm solid #000000" fo:border-right="none" fo:border-top="0.002cm solid #000000" fo:border-bottom="0.002cm solid #000000"/>
    </style:style>
    <style:style style:name="Tableau7.B1" style:family="table-cell">
      <style:table-cell-properties fo:padding="0.049cm" fo:border="0.002cm solid #000000"/>
    </style:style>
    <style:style style:name="Tableau7.A2" style:family="table-cell">
      <style:table-cell-properties fo:padding="0.049cm" fo:border-left="0.002cm solid #000000" fo:border-right="none" fo:border-top="none" fo:border-bottom="0.002cm solid #000000"/>
    </style:style>
    <style:style style:name="Tableau7.B2" style:family="table-cell">
      <style:table-cell-properties fo:padding="0.049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list-style-name="List_20_1"/>
    <style:style style:name="P4" style:family="paragraph" style:parent-style-name="Text_20_body" style:list-style-name="Numbering_20_1"/>
    <style:style style:name="P5" style:family="paragraph" style:parent-style-name="Text_20_body" style:list-style-name="L1"/>
    <style:style style:name="P6" style:family="paragraph" style:parent-style-name="Text_20_body" style:list-style-name="L2"/>
    <style:style style:name="P7" style:family="paragraph" style:parent-style-name="Heading_20_6">
      <style:paragraph-properties fo:text-align="justify" style:justify-single-word="false"/>
    </style:style>
    <style:style style:name="P8" style:family="paragraph">
      <style:paragraph-properties fo:margin-left="0cm" fo:margin-right="0cm" fo:margin-top="0cm" fo:margin-bottom="0cm" fo:line-height="100%" fo:text-align="center" fo:text-indent="0cm"/>
    </style:style>
    <style:style style:name="P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2"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2"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2"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1821214799" text:style-name="List_20_1">
        <text:list-item>
          <text:p text:style-name="P3">Aller dans le module “Gestion documentaire”</text:p>
        </text:list-item>
        <text:list-item>
          <text:p text:style-name="P3">Sélectionner le menu “Création / Famille”</text:p>
        </text:list-item>
        <text:list-item>
          <text:p text:style-name="P3">Indiquer de quel famille la nouvelle famille doit hériter</text:p>
        </text:list-item>
        <text:list-item>
          <text:p text:style-name="P3">Indiquer le nom de la famille</text:p>
        </text:list-item>
        <text:list-item>
          <text:p text:style-name="P3">Cliquer sur “Créer une nouvelle famille”</text:p>
        </text:list-item>
        <text:list-item>
          <text:p text:style-name="P3">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3">Clic droit sur la famille</text:p>
        </text:list-item>
        <text:list-item>
          <text:p text:style-name="P3">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3"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3">La première ligne permet de définir le cadre (bordure qui entoure les champs)</text:p>
        </text:list-item>
        <text:list-item>
          <text:p text:style-name="P3">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3">Expliquer comment importer des familles dans dynacase en utilisant l'interface Web ou la ligne de commandes.</text:p>
        </text:list-item>
        <text:list-item>
          <text:p text:style-name="P3">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3">Construire un fichier OpenOffice.org ou .cvs en suivant les instructions des chapitres suivants</text:p>
        </text:list-item>
        <text:list-item>
          <text:p text:style-name="P3">Se placer dans le module “Gestion documentaire” de dynacase</text:p>
        </text:list-item>
        <text:list-item>
          <text:p text:style-name="P3">Utiliser le menu “Outils / Importer des documents”</text:p>
        </text:list-item>
        <text:list-item>
          <text:p text:style-name="P3"><text:soft-page-break/>Cliquer sur le bouton “Parcourir” et sélectionner le document .csv ou OpenOffice.org</text:p>
        </text:list-item>
        <text:list-item>
          <text:p text:style-name="P3">Cliquer sur le bouton “Analyse” pour détecter les anomalies</text:p>
        </text:list-item>
        <text:list-item>
          <text:p text:style-name="P3">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freedom_import --file=/chemin/VotreFichier.ods</text:p>
      <text:p text:style-name="Preformatted_20_Text"/>
      <text:p text:style-name="Text_20_body"><text:span text:style-name="Strong_20_Emphasis">Remarque : </text:span>Vous pouvez importer directement un fichier OpenOffice.org .ods ou un fichier .csv</text:p>
      <text:p text:style-name="Text_20_body"/>
      <text:p text:style-name="Text_20_body">Si vous êtes en phase de mise au point vous pouvez utiliser l'option reinitattr pour supprimer les attributs des familles déclarées dans le fichier avant l'importation</text:p>
      <text:p text:style-name="Preformatted_20_Text">./wsh.php --api=freedom_import --reinitattr=yes --file=VotreFichier.od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cp1252. Bien que ce format soit globalement compatible avec le format iso8859-1, certains caractères comme l'euro ne seront pas reconnus. L'encodage iso8859-1 est déprécié à <text:soft-page-break/>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4" draw:name="Objet2" text:anchor-type="paragraph" svg:x="1.236cm" svg:y="-0.152cm" svg:width="14.792cm" svg:height="0.875cm" draw:z-index="1"><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2" office:value-type="string">
            <text:p text:style-name="Table_20_Contents">Obligatoire</text:p>
          </table:table-cell>
          <table:table-cell table:style-name="Tableau3.C2" office:value-type="string">
            <text:p text:style-name="Table_20_Contents">BEGIN</text:p>
          </table:table-cell>
        </table:table-row>
        <table:table-row>
          <table:table-cell table:style-name="Tableau3.A3" office:value-type="string">
            <text:p text:style-name="Table_20_Contents">2 (fromid)</text:p>
          </table:table-cell>
          <table:table-cell table:style-name="Tableau3.B2" office:value-type="string">
            <text:p text:style-name="Table_20_Contents">Facultatif</text:p>
          </table:table-cell>
          <table:table-cell table:style-name="Tableau3.C2"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3" office:value-type="string">
            <text:p text:style-name="Table_20_Contents">4 (titre)</text:p>
          </table:table-cell>
          <table:table-cell table:style-name="Tableau3.B2" office:value-type="string">
            <text:p text:style-name="Table_20_Contents">Obligatoire</text:p>
          </table:table-cell>
          <table:table-cell table:style-name="Tableau3.C2"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3" office:value-type="string">
            <text:p text:style-name="Table_20_Contents">5 (id)</text:p>
          </table:table-cell>
          <table:table-cell table:style-name="Tableau3.B2" office:value-type="string">
            <text:p text:style-name="Table_20_Contents">Réservé</text:p>
          </table:table-cell>
          <table:table-cell table:style-name="Tableau3.C2"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3" office:value-type="string">
            <text:p text:style-name="Table_20_Contents">6 (class)</text:p>
          </table:table-cell>
          <table:table-cell table:style-name="Tableau3.B2" office:value-type="string">
            <text:p text:style-name="Table_20_Contents">Facultatif</text:p>
          </table:table-cell>
          <table:table-cell table:style-name="Tableau3.C2"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3" office:value-type="string">
            <text:p text:style-name="Table_20_Contents">7 (name)</text:p>
          </table:table-cell>
          <table:table-cell table:style-name="Tableau3.B2" office:value-type="string">
            <text:p text:style-name="Table_20_Contents">Obligatoire</text:p>
          </table:table-cell>
          <table:table-cell table:style-name="Tableau3.C2" office:value-type="string">
            <text:p text:style-name="Table_20_Contents">nom logique de la famille. Ne doit contenir que des caractères alphanumériques les caractères _ et : sont autorisés.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text:soft-page-break/>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table-cell table:style-name="Tableau27.A1" office:value-type="string">
            <text:p text:style-name="P1">DFLDID </text:p>
          </table:table-cell>
          <table:table-cell table:style-name="Tableau27.A1" office:value-type="string">
            <text:p text:style-name="P1">identifiant du dossier par défaut dans lequel tout nouveau document de la famille sera crée. Peut être égal au 'auto', ce qui a pour effet de créer un dossier par défaut automatiquement. Si cette propriété est déjà renseignée, la nouvelle valeur ne sera pas prise en compte. </text:p>
          </table:table-cell>
        </table:table-row>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METHOD;Method.Principale.php</text:p>
                  <text:p text:style-name="P1">METHOD;+Method.Secondaire.php</text:p>
                </table:table-cell>
                <table:table-cell table:style-name="Tableau4.B1" office:value-type="string">
                  <text:p text:style-name="P1"><draw:g text:anchor-type="as-char" draw:z-index="6" draw:style-name="gr1"><draw:custom-shape draw:style-name="gr2" draw:text-style-name="P9" xml:id="id1" draw:id="id1" svg:width="7.002cm" svg:height="0.914cm" svg:x="0cm" svg:y="0cm"><text:p text:style-name="P8"><text:span text:style-name="T6">Classe Doc</text:span></text:p><draw:enhanced-geometry svg:viewBox="0 0 21600 21600" draw:type="rectangle" draw:enhanced-path="M 0 0 L 21600 0 21600 21600 0 21600 0 0 Z N"/></draw:custom-shape><draw:custom-shape draw:style-name="gr2" draw:text-style-name="P9" xml:id="id2" draw:id="id2" svg:width="6.696cm" svg:height="5.783cm" svg:x="0.152cm" svg:y="2.131cm"><text:p text:style-name="P8"><text:span text:style-name="T6">Classe MaFamille</text:span></text:p><text:p text:style-name="P8"><text:span text:style-name="T6"/></text:p><text:p text:style-name="P8"><text:span text:style-name="T6"/></text:p><text:p text:style-name="P8"><text:span text:style-name="T6"/></text:p><text:p text:style-name="P8"><text:span text:style-name="T6"/></text:p><text:p text:style-name="P8"><text:span text:style-name="T6"/></text:p><text:p text:style-name="P8"><text:span text:style-name="T6"/></text:p><text:p text:style-name="P8"><text:span text:style-name="T6"/></text:p><text:p text:style-name="P8"><text:span text:style-name="T6"/></text:p><text:p text:style-name="P8"><text:span text:style-name="T6"/></text:p><text:p text:style-name="P8"><text:span text:style-name="T6"/></text:p><draw:enhanced-geometry svg:viewBox="0 0 21600 21600" draw:type="rectangle" draw:enhanced-path="M 0 0 L 21600 0 21600 21600 0 21600 0 0 Z N"/></draw:custom-shape><draw:custom-shape draw:style-name="gr3" draw:text-style-name="P9" svg:width="3.652cm" svg:height="1.523cm" svg:x="1.674cm" svg:y="3.651cm"><text:p text:style-name="P8"><text:span text:style-name="T6">Méthode Principale</text:span></text:p><draw:enhanced-geometry svg:viewBox="0 0 21600 21600" draw:type="rectangle" draw:enhanced-path="M 0 0 L 21600 0 21600 21600 0 21600 0 0 Z N"/></draw:custom-shape><draw:custom-shape draw:style-name="gr3" draw:text-style-name="P9" svg:width="3.652cm" svg:height="1.523cm" svg:x="1.674cm" svg:y="5.417cm"><text:p text:style-name="P8"><text:span text:style-name="T6">Méthode Secondaire</text:span></text:p><draw:enhanced-geometry svg:viewBox="0 0 21600 21600" draw:type="rectangle" draw:enhanced-path="M 0 0 L 21600 0 21600 21600 0 21600 0 0 Z N"/></draw:custom-shape><draw:connector draw:style-name="gr4" draw:text-style-name="P9" svg:x1="3.5cm" svg:y1="0.915cm" svg:x2="3.5cm" svg:y2="2.132cm" draw:start-shape="id1" draw:start-glue-point="2" draw:end-shape="id2" draw:end-glue-point="0" svg:d="m3500-3042v1217"><text:p/></draw:connector></draw:g></text:p>
                </table:table-cell>
              </table:table-row>
              <table:table-row>
                <table:table-cell table:style-name="Tableau4.A2" office:value-type="string">
                  <text:p text:style-name="P1">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1"><draw:g text:anchor-type="as-char" draw:z-index="7" draw:style-name="gr1"><draw:custom-shape draw:style-name="gr2" draw:text-style-name="P9" xml:id="id3" draw:id="id3" svg:width="7.002cm" svg:height="0.914cm" svg:x="0cm" svg:y="0cm"><text:p text:style-name="P8"><text:span text:style-name="T6">Classe Doc</text:span></text:p><draw:enhanced-geometry svg:viewBox="0 0 21600 21600" draw:type="rectangle" draw:enhanced-path="M 0 0 L 21600 0 21600 21600 0 21600 0 0 Z N"/></draw:custom-shape><draw:custom-shape draw:style-name="gr2" draw:text-style-name="P9" xml:id="id5" draw:id="id5" svg:width="7.002cm" svg:height="1.999cm" svg:x="0cm" svg:y="4.701cm"><text:p text:style-name="P8"><text:span text:style-name="T6">Classe MaFamille</text:span></text:p><text:p text:style-name="P8"><text:span text:style-name="T6"/></text:p><text:p text:style-name="P8"><text:span text:style-name="T6"/></text:p><text:p text:style-name="P8"><text:span text:style-name="T6"/></text:p><text:p text:style-name="P8"><text:span text:style-name="T6"/></text:p><draw:enhanced-geometry svg:viewBox="0 0 21600 21600" draw:type="rectangle" draw:enhanced-path="M 0 0 L 21600 0 21600 21600 0 21600 0 0 Z N"/></draw:custom-shape><draw:custom-shape draw:style-name="gr3" draw:text-style-name="P9" svg:width="3.652cm" svg:height="1.521cm" svg:x="3cm" svg:y="5.179cm"><text:p text:style-name="P8"><text:span text:style-name="T6">Méthode Principale</text:span></text:p><draw:enhanced-geometry svg:viewBox="0 0 21600 21600" draw:type="rectangle" draw:enhanced-path="M 0 0 L 21600 0 21600 21600 0 21600 0 0 Z N"/></draw:custom-shape><draw:custom-shape draw:style-name="gr2" draw:text-style-name="P9" xml:id="id4" draw:id="id4" svg:width="7.002cm" svg:height="2.001cm" svg:x="0cm" svg:y="1.7cm"><text:p text:style-name="P8"><text:span text:style-name="T7">Classe Intermédiaire</text:span></text:p><text:p text:style-name="P8"><text:span text:style-name="T6"/></text:p><text:p text:style-name="P8"><text:span text:style-name="T6"/></text:p><text:p text:style-name="P8"><text:span text:style-name="T6"/></text:p><text:p text:style-name="P8"><text:span text:style-name="T6"/></text:p><draw:enhanced-geometry svg:viewBox="0 0 21600 21600" draw:type="rectangle" draw:enhanced-path="M 0 0 L 21600 0 21600 21600 0 21600 0 0 Z N"/></draw:custom-shape><draw:custom-shape draw:style-name="gr3" draw:text-style-name="P9" svg:width="3.654cm" svg:height="1.523cm" svg:x="3.099cm" svg:y="2.178cm"><text:p text:style-name="P8"><text:span text:style-name="T6">Méthode Secondaire</text:span></text:p><draw:enhanced-geometry svg:viewBox="0 0 21600 21600" draw:type="rectangle" draw:enhanced-path="M 0 0 L 21600 0 21600 21600 0 21600 0 0 Z N"/></draw:custom-shape><draw:connector draw:style-name="gr4" draw:text-style-name="P9" svg:x1="3.5cm" svg:y1="0.915cm" svg:x2="3.5cm" svg:y2="1.702cm" draw:start-shape="id3" draw:start-glue-point="2" draw:end-shape="id4" draw:end-glue-point="0" svg:d="m3500-2436v787"><text:p/></draw:connector><draw:connector draw:style-name="gr4" draw:text-style-name="P9" svg:x1="3.5cm" svg:y1="3.701cm" svg:x2="3.5cm" svg:y2="4.701cm" draw:start-shape="id4" draw:start-glue-point="2" draw:end-shape="id5" draw:end-glue-point="0" svg:d="m3500 351v1000"><text:p/></draw:connector></draw:g></text:p>
                </table:table-cell>
              </table:table-row>
            </table:table>
            <text:p text:style-name="P1"/>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1">Si la valeur est vide la caractéristique spéciale par défaut est enlevée.</text:p>
          </table:table-cell>
        </table:table-row>
        <table:table-row>
          <table:table-cell table:style-name="Tableau27.A1" office:value-type="string">
            <text:p text:style-name="P1">USEFOR </text:p>
          </table:table-cell>
          <table:table-cell table:style-name="Tableau27.A1" office:value-type="string">
            <text:p text:style-name="P1">caractère désignant une utilisation spéciale. Seulement pour les documents <text:soft-page-break/>systèmes : </text:p>
            <text:p text:style-name="P1">'W' : pour les cycles de vie </text:p>
            <text:p text:style-name="P1">'G' : pour les intercalaires de chemise </text:p>
            <text:p text:style-name="P1">'P' : pour les profils </text:p>
            <text:p text:style-name="P1">Si la valeur est vide l'utilisation spéciale par défaut est enlevée.</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table-cell table:style-name="Tableau27.A13" office:value-type="string">
            <text:p text:style-name="P1">RESET</text:p>
          </table:table-cell>
          <table:table-cell table:style-name="Tableau27.A13" office:value-type="string">
            <text:p text:style-name="P1">mettre la valeur à "attributes" afin d'effacer les attributs avant de réimporter les attributs (équivant à l'option --reinitattr=yes de la commande wsh --api=freedom_import) mais seulement pour la famille concerné.</text:p>
          </table:table-cell>
        </table:table-row>
      </table:table>
      <text:p text:style-name="Text_20_body"><text:line-break/><text:line-break/></text:p>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draw:frame draw:style-name="fr4" draw:name="Objet4" text:anchor-type="paragraph" svg:x="-1.277cm" svg:y="0.002cm" svg:width="18.655cm" svg:height="3.547cm" draw:z-index="3"><draw:object xlink:href="./Object 4" xlink:type="simple" xlink:show="embed" xlink:actuate="onLoad"/><draw:image xlink:href="./ObjectReplacements/Object 4" xlink:type="simple" xlink:show="embed" xlink:actuate="onLoad"/></draw:frame><text:span text:style-name="Strong_20_Emphasis"/></text:p>
      <text:p text:style-name="Text_20_body"><text:span text:style-name="Strong_20_Emphasis">Définition des colonnes : </text:span></text:p>
      <text:list xml:id="list179211363" text:style-name="Numbering_20_1">
        <text:list-item>
          <text:p text:style-name="P4">ATTR</text:p>
        </text:list-item>
        <text:list-item>
          <text:p text:style-name="P4">identifiant de l'attribut</text:p>
        </text:list-item>
        <text:list-item>
          <text:p text:style-name="P4">identifiant du cadre ou du tableau englobant</text:p>
        </text:list-item>
        <text:list-item>
          <text:p text:style-name="P4">désignation de l'attribut</text:p>
        </text:list-item>
        <text:list-item>
          <text:p text:style-name="P4">'Y' signifie qu'il fait partie du titre, 'N' il ne fait pas partie du titre</text:p>
        </text:list-item>
        <text:list-item>
          <text:p text:style-name="P4">'Y' signifie qu'il fait partie du résumé, 'N' il ne fait pas partie du résumé</text:p>
        </text:list-item>
        <text:list-item>
          <text:p text:style-name="P4">type de l'attribut</text:p>
        </text:list-item>
        <text:list-item>
          <text:p text:style-name="P4">ordre de l'attribut</text:p>
        </text:list-item>
        <text:list-item>
          <text:p text:style-name="P4">visibilité de l'attribut</text:p>
        </text:list-item>
        <text:list-item>
          <text:p text:style-name="P4">'Y' signifie qu'il est obligatoire, 'N' il ne fait pas obligatoire</text:p>
        </text:list-item>
        <text:list-item>
          <text:p text:style-name="P4">définition de l'hyperlien</text:p>
        </text:list-item>
        <text:list-item>
          <text:p text:style-name="P4">nom du fichier php pour l'aide à la saisie</text:p>
        </text:list-item>
        <text:list-item>
          <text:p text:style-name="P4">nom et attributs de la fonction pour l'aide à la saisie ou nom et attributs de la méthode de calcul (précédé de ::) s'il s'agit d'un attribut calculé (visibilité W)</text:p>
        </text:list-item>
        <text:list-item>
          <text:p text:style-name="P4">extra lien</text:p>
        </text:list-item>
        <text:list-item>
          <text:p text:style-name="P4">nom et attribut de la méthode de contrainte</text:p>
        </text:list-item>
        <text:list-item>
          <text:p text:style-name="P4">options de présentation séparées par des '|'.</text:p>
        </text:list-item>
      </text:list>
      <text:p text:style-name="Text_20_body"/>
      <text:h text:style-name="Heading_20_4" text:outline-level="4"><text:bookmark-start text:name="les_attributs_de_base_d_une_famille"/><text:soft-page-break/>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Rappel : Pour accéder à la modification d'une famille, il faut faire un clic droit sur la famille et sélectionner le menu “Éditer les attributs”</text:p>
      <text:h text:style-name="Heading_20_5" text:outline-level="5"><text:bookmark-start text:name="colonne_identificateur_ou_id"/>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ualisa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ext:soft-page-break/>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3">text(”%s environ”) “pour postfixer <text:span text:style-name="Source_20_Text">environ</text:span> après la valeur,</text:p>
        </text:list-item>
        <text:list-item>
          <text:p text:style-name="P3">text(”&lt;B&gt;%s&lt;/B&gt;”) “pour afficher l'attribut en gras.</text:p>
        </text:list-item>
      </text:list>
      <text:p text:style-name="Text_20_body">Ceci est aussi valable pour les type “int” ou “double”</text:p>
      <text:list xml:id="list830729891" text:style-name="List_20_1">
        <text:list-item>
          <text:p text:style-name="P3">double(”%.02f”) : pour afficher un nombre avec 2 décimales</text:p>
        </text:list-item>
        <text:list-item>
          <text:p text:style-name="P3">integer(”%d m²”) : pour afficher (100 m²).</text:p>
        </text:list-item>
        <text:list-item>
          <text:p text:style-name="P3">double(”%.02f &amp;#37”)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3">time(”%H:%M:%S”) pour afficher aussi les secondes,</text:p>
        </text:list-item>
        <text:list-item>
          <text:p text:style-name="P3">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freedom_refresh”)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text:soft-page-break/>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
      <text:p text:style-name="Text_20_body">Notes :</text:p>
      <text:list xml:id="list876360743" text:style-name="L1">
        <text:list-item>
          <text:p text:style-name="P5">Pour les attributs de type “menu” qui ont une fonction “phpfunc” déclarée, la visibilité appliquée est la visibilité retournée par cette fonction “phpfunc” et non la propriété “Visibilité”.</text:p>
        </text:list-item>
      </text:list>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 : </text:p>
      <text:list xml:id="list1622362286" text:style-name="List_20_1">
        <text:list-item>
          <text:p text:style-name="P3">frame : Un attribut de type “frame” permet d'ajouter une bordure et un titre pour regrouper des champs similaires</text:p>
        </text:list-item>
        <text:list-item>
          <text:p text:style-name="P3">array : Un attribut de type “array” permet de créer des tableaux</text:p>
        </text:list-item>
        <text:list-item>
          <text:p text:style-name="P3">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3">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3" draw:name="Objet5" text:anchor-type="paragraph" svg:x="0.226cm" svg:y="0.258cm" svg:width="14.884cm" svg:height="2.224cm" draw:z-index="4"><draw:object xlink:href="./Object 5" xlink:type="simple" xlink:show="embed" xlink:actuate="onLoad"/><draw:image xlink:href="./ObjectReplacements/Object 5" xlink:type="simple" xlink:show="embed" xlink:actuate="onLoad"/></draw:frame></text:p>
      <text:p text:style-name="Text_20_body"/>
      <text:p text:style-name="Text_20_body"><text:soft-page-break/>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5" draw:name="Objet6" text:anchor-type="paragraph" svg:width="16.902cm" svg:height="5.849cm" draw:z-index="5"><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style-name="Tableau29.1">
          <table:table-cell table:style-name="Tableau29.A1" office:value-type="string">
            <text:p text:style-name="P2">esize </text:p>
          </table:table-cell>
          <table:table-cell table:style-name="Tableau29.A1" office:value-type="string">
            <text:p text:style-name="P1">taille de champs de saisie en caractère </text:p>
          </table:table-cell>
          <table:table-cell table:style-name="Tableau29.A1" office:value-type="string">
            <text:p text:style-name="P1">pour les attributs de type text </text:p>
          </table:table-cell>
        </table:table-row>
        <table:table-row table:style-name="Tableau29.1">
          <table:table-cell table:style-name="Tableau29.A1" office:value-type="string">
            <text:p text:style-name="P2">elabel </text:p>
          </table:table-cell>
          <table:table-cell table:style-name="Tableau29.A1" office:value-type="string">
            <text:p text:style-name="P1">texte du tootips apparaissant lorsque la souris est sur le zone de saisie </text:p>
          </table:table-cell>
          <table:table-cell table:style-name="Tableau29.A1" office:value-type="string">
            <text:p text:style-name="P1">pour les attributs de type text </text:p>
          </table:table-cell>
        </table:table-row>
        <table:table-row table:style-name="Tableau29.1">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style-name="Tableau29.1">
          <table:table-cell table:style-name="Tableau29.A1" office:value-type="string">
            <text:p text:style-name="P2">submenu </text:p>
          </table:table-cell>
          <table:table-cell table:style-name="Tableau29.A1" office:value-type="string">
            <text:p text:style-name="P1">nom du sous menu </text:p>
          </table:table-cell>
          <table:table-cell table:style-name="Tableau29.A1" office:value-type="string">
            <text:p text:style-name="P1">pour les attributs de type menu et action </text:p>
          </table:table-cell>
        </table:table-row>
        <table:table-row table:style-name="Tableau29.1">
          <table:table-cell table:style-name="Tableau29.A1" office:value-type="string">
            <text:p text:style-name="P2">barmenu </text:p>
          </table:table-cell>
          <table:table-cell table:style-name="Tableau29.A1" office:value-type="string">
            <text:p text:style-name="P1">mettre à yes si l'affichage nécessite la barre de menu du navigateur </text:p>
          </table:table-cell>
          <table:table-cell table:style-name="Tableau29.A1" office:value-type="string">
            <text:p text:style-name="P1">pour les attributs de type menu et action </text:p>
          </table:table-cell>
        </table:table-row>
        <table:table-row table:style-name="Tableau29.1">
          <table:table-cell table:style-name="Tableau29.A1" office:value-type="string">
            <text:p text:style-name="P2">bmenu </text:p>
          </table:table-cell>
          <table:table-cell table:style-name="Tableau29.A1" office:value-type="string">
            <text:p text:style-name="P1">mettre à no si l'attribut ne doit pas apparaître dans les menus des application GENERIC. </text:p>
          </table:table-cell>
          <table:table-cell table:style-name="Tableau29.A1" office:value-type="string">
            <text:p text:style-name="P1">pour les attributs de type enum </text:p>
          </table:table-cell>
        </table:table-row>
        <table:table-row table:style-name="Tableau29.1">
          <table:table-cell table:style-name="Tableau29.A1" office:value-type="string">
            <text:p text:style-name="P2">system </text:p>
          </table:table-cell>
          <table:table-cell table:style-name="Tableau29.A1" office:value-type="string">
            <text:p text:style-name="P1">mettre à yes si les éléments de l$-1'énuméré doivent être écrasé par la nouvelle définition </text:p>
          </table:table-cell>
          <table:table-cell table:style-name="Tableau29.A1" office:value-type="string">
            <text:p text:style-name="P1">pour les attributs de type enum </text:p>
          </table:table-cell>
        </table:table-row>
        <table:table-row table:style-name="Tableau29.1">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style-name="Tableau29.1">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hyperlien valide </text:p>
          </table:table-cell>
        </table:table-row>
        <text:soft-page-break/>
        <table:table-row table:style-name="Tableau29.1">
          <table:table-cell table:style-name="Tableau29.A1" office:value-type="string">
            <text:p text:style-name="P2">global </text:p>
          </table:table-cell>
          <table:table-cell table:style-name="Tableau29.A1"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29.A1" office:value-type="string">
            <text:p text:style-name="P1">pour les attributs de type menu </text:p>
          </table:table-cell>
        </table:table-row>
        <table:table-row table:style-name="Tableau29.1">
          <table:table-cell table:style-name="Tableau29.A1" office:value-type="string">
            <text:p text:style-name="P2">onlyglobal </text:p>
          </table:table-cell>
          <table:table-cell table:style-name="Tableau29.A1"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29.A1" office:value-type="string">
            <text:p text:style-name="P1">pour les attributs de type menu </text:p>
          </table:table-cell>
        </table:table-row>
        <table:table-row table:style-name="Tableau29.1">
          <table:table-cell table:style-name="Tableau29.A1" office:value-type="string">
            <text:p text:style-name="P2">lconfirm </text:p>
          </table:table-cell>
          <table:table-cell table:style-name="Tableau29.A1" office:value-type="string">
            <text:p text:style-name="P1">Mettre à yes pour afficher un message de confirmation avant l'activation du lien </text:p>
          </table:table-cell>
          <table:table-cell table:style-name="Tableau29.A1" office:value-type="string">
            <text:p text:style-name="P1">pour les attributs de type menu </text:p>
          </table:table-cell>
        </table:table-row>
        <table:table-row table:style-name="Tableau29.1">
          <table:table-cell table:style-name="Tableau29.A14" office:value-type="string">
            <text:p text:style-name="P2">tconfirm</text:p>
          </table:table-cell>
          <table:table-cell table:style-name="Tableau29.A14" office:value-type="string">
            <text:p text:style-name="P1">Question fermée apparaissant pour la confirmation.</text:p>
            <text:p text:style-name="P1">Par défaut : "êtes vous sûr ?"</text:p>
          </table:table-cell>
          <table:table-cell table:style-name="Tableau29.A14" office:value-type="string">
            <text:p text:style-name="P1">pour les attributs de type menu </text:p>
          </table:table-cell>
        </table:table-row>
        <table:table-row table:style-name="Tableau29.1">
          <table:table-cell table:style-name="Tableau29.A1" office:value-type="string">
            <text:p text:style-name="P2">mwidth </text:p>
          </table:table-cell>
          <table:table-cell table:style-name="Tableau29.A1" office:value-type="string">
            <text:p text:style-name="P1">Largeur de la fenêtre destinataire de l'hyperlien. Par défaut 400px. </text:p>
          </table:table-cell>
          <table:table-cell table:style-name="Tableau29.A1" office:value-type="string">
            <text:p text:style-name="P1">pour les attributs de type menu ou action (version &gt;= 2.9.6) </text:p>
          </table:table-cell>
        </table:table-row>
        <table:table-row table:style-name="Tableau29.1">
          <table:table-cell table:style-name="Tableau29.A1" office:value-type="string">
            <text:p text:style-name="P2">mheight </text:p>
          </table:table-cell>
          <table:table-cell table:style-name="Tableau29.A1" office:value-type="string">
            <text:p text:style-name="P1">Hauteur de la fenêtre destinataire de l'hyperlien. Par défaut 300px. </text:p>
          </table:table-cell>
          <table:table-cell table:style-name="Tableau29.A1" office:value-type="string">
            <text:p text:style-name="P1">pour les attributs de type menu ou action (version &gt;= 2.9.6) </text:p>
          </table:table-cell>
        </table:table-row>
        <table:table-row table:style-name="Tableau29.1">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row table:style-name="Tableau29.1">
          <table:table-cell table:style-name="Tableau29.A1" office:value-type="string">
            <text:p text:style-name="P2">batchfolder </text:p>
          </table:table-cell>
          <table:table-cell table:style-name="Tableau29.A1" office:value-type="string">
            <text:p text:style-name="P1">Mettre à yes' si l'action défini doit être appliqué sur tous les éléments du dossier </text:p>
          </table:table-cell>
          <table:table-cell table:style-name="Tableau29.A1" office:value-type="string">
            <text:p text:style-name="P1">Pour les attributs de type action. Uniquement dans le cadre de famille hérités de dossier </text:p>
          </table:table-cell>
        </table:table-row>
        <table:table-row table:style-name="Tableau29.1">
          <table:table-cell table:style-name="Tableau29.A1" office:value-type="string">
            <text:p text:style-name="P2">version </text:p>
          </table:table-cell>
          <table:table-cell table:style-name="Tableau29.A1" office:value-type="string">
            <text:p text:style-name="P1">Mettre à 'yes' pour indiquer que la valeur de l'attribut fait partie de la composition de la version </text:p>
          </table:table-cell>
          <table:table-cell table:style-name="Tableau29.A1" office:value-type="string">
            <text:p text:style-name="P1"/>
          </table:table-cell>
        </table:table-row>
        <table:table-row table:style-name="Tableau29.1">
          <table:table-cell table:style-name="Tableau29.A1" office:value-type="string">
            <text:p text:style-name="P2">cwidth </text:p>
          </table:table-cell>
          <table:table-cell table:style-name="Tableau29.A1" office:value-type="string">
            <text:p text:style-name="P1">largeur de la colonne pour des attributs présents dans un tableau peut être exprimer en pixel (100px) ou en poucentage (30%) </text:p>
          </table:table-cell>
          <table:table-cell table:style-name="Tableau29.A1" office:value-type="string">
            <text:p text:style-name="P1">pour les attributs de tableaux </text:p>
          </table:table-cell>
        </table:table-row>
        <table:table-row table:style-name="Tableau29.1">
          <table:table-cell table:style-name="Tableau29.A1" office:value-type="string">
            <text:p text:style-name="P2">editheight </text:p>
          </table:table-cell>
          <table:table-cell table:style-name="Tableau29.A1" office:value-type="string">
            <text:p text:style-name="P1">hauteur de la zone d'édition : (400px par exemple) . Les valeurs exprimées en pourcentage ne sont pas possibles. </text:p>
          </table:table-cell>
          <table:table-cell table:style-name="Tableau29.A1" office:value-type="string">
            <text:p text:style-name="P1">pour les attributs de type htmltext </text:p>
          </table:table-cell>
        </table:table-row>
        <table:table-row table:style-name="Tableau29.1">
          <table:table-cell table:style-name="Tableau29.A1" office:value-type="string">
            <text:p text:style-name="P2">toolbar </text:p>
          </table:table-cell>
          <table:table-cell table:style-name="Tableau29.A1" office:value-type="string">
            <text:p text:style-name="P1">référence de la barre de menu. </text:p>
          </table:table-cell>
          <table:table-cell table:style-name="Tableau29.A1" office:value-type="string">
            <text:p text:style-name="P1">pour les attributs de type htmltext. Soit <text:span text:style-name="Source_20_Text">Simple</text:span> (le défaut), <text:span text:style-name="Source_20_Text">Basic</text:span> (juste gras et souligné), <text:span text:style-name="Source_20_Text">Default</text:span> (complet). </text:p>
          </table:table-cell>
        </table:table-row>
        <table:table-row table:style-name="Tableau29.1">
          <table:table-cell table:style-name="Tableau29.A1" office:value-type="string">
            <text:p text:style-name="P2">toolbarexpand </text:p>
          </table:table-cell>
          <table:table-cell table:style-name="Tableau29.A1" office:value-type="string">
            <text:p text:style-name="P1">indique si la barre de menu doit être repliée ou non. Mettre à 'yes' (par défaut) pour la voir. Mettre à 'no' pour la replier </text:p>
          </table:table-cell>
          <table:table-cell table:style-name="Tableau29.A1" office:value-type="string">
            <text:p text:style-name="P1">pour les attributs de type htmltext. </text:p>
          </table:table-cell>
        </table:table-row>
        <table:table-row table:style-name="Tableau29.1">
          <table:table-cell table:style-name="Tableau29.A1" office:value-type="string">
            <text:p text:style-name="P2">align </text:p>
          </table:table-cell>
          <table:table-cell table:style-name="Tableau29.A1"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29.A1" office:value-type="string">
            <text:p text:style-name="P1">uniquement pour les attributs insérés dans un tableau. </text:p>
          </table:table-cell>
        </table:table-row>
        <table:table-row table:style-name="Tableau29.1">
          <table:table-cell table:style-name="Tableau29.A1" office:value-type="string">
            <text:p text:style-name="P2">color </text:p>
          </table:table-cell>
          <table:table-cell table:style-name="Tableau29.A1" office:value-type="string">
            <text:p text:style-name="P1">couleur du texte pour les cellules de tableau. Soit #RRGGBB soit nom de couleur (red,yellow,…) </text:p>
          </table:table-cell>
          <table:table-cell table:style-name="Tableau29.A1" office:value-type="string">
            <text:p text:style-name="P1">uniquement pour les attributs insérés dans un tableau. </text:p>
          </table:table-cell>
        </table:table-row>
        <table:table-row table:style-name="Tableau29.1">
          <table:table-cell table:style-name="Tableau29.A1" office:value-type="string">
            <text:p text:style-name="P2">bgcolor </text:p>
          </table:table-cell>
          <table:table-cell table:style-name="Tableau29.A1" office:value-type="string">
            <text:p text:style-name="P1">couleur du fond des cellules de tableau. Soit #RRGGBB soit nom de couleur (red,yellow,…) </text:p>
          </table:table-cell>
          <table:table-cell table:style-name="Tableau29.A1" office:value-type="string">
            <text:p text:style-name="P1">uniquement pour les attributs insérés dans un tableau. </text:p>
          </table:table-cell>
        </table:table-row>
        <text:soft-page-break/>
        <table:table-row table:style-name="Tableau29.1">
          <table:table-cell table:style-name="Tableau29.A1" office:value-type="string">
            <text:p text:style-name="P2">height </text:p>
          </table:table-cell>
          <table:table-cell table:style-name="Tableau29.A1"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29.A1" office:value-type="string">
            <text:p text:style-name="P1">uniquement pour les attributs de type tableau. (version &gt;= 2.8.1) </text:p>
          </table:table-cell>
        </table:table-row>
        <table:table-row table:style-name="Tableau29.1">
          <table:table-cell table:style-name="Tableau29.A1" office:value-type="string">
            <text:p text:style-name="P2">iwidth </text:p>
          </table:table-cell>
          <table:table-cell table:style-name="Tableau29.A1"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9.A1" office:value-type="string">
            <text:p text:style-name="P1">uniquement pour les attributs de type image. </text:p>
          </table:table-cell>
        </table:table-row>
        <table:table-row table:style-name="Tableau29.1">
          <table:table-cell table:style-name="Tableau29.A1" office:value-type="string">
            <text:p text:style-name="P2">vlabel </text:p>
          </table:table-cell>
          <table:table-cell table:style-name="Tableau29.A1" office:value-type="string">
            <text:p text:style-name="P1">visualisation du libellé en consultation et en édition [left¦up¦none]. <text:span text:style-name="Source_20_Text">left</text:span> par défaut affiche le libellé à gauche de la valeur. <text:span text:style-name="Source_20_Text">up</text:span> l'affiche dessus en souligné. <text:span text:style-name="Source_20_Text">none</text:span> ne l'affiche pas. Dans le cas de <text:span text:style-name="Source_20_Text">up</text:span> et <text:span text:style-name="Source_20_Text">none</text:span>, la valeur de l'attribut prend la largeur de la fenêtre affichée. </text:p>
          </table:table-cell>
          <table:table-cell table:style-name="Tableau29.A1" office:value-type="string">
            <text:p text:style-name="P1">version ≥ 2.7.0. </text:p>
          </table:table-cell>
        </table:table-row>
        <table:table-row table:style-name="Tableau29.1">
          <table:table-cell table:style-name="Tableau29.A1" office:value-type="string">
            <text:p text:style-name="P2">showempty </text:p>
          </table:table-cell>
          <table:table-cell table:style-name="Tableau29.A1"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p>
          </table:table-cell>
          <table:table-cell table:style-name="Tableau29.A1" office:value-type="string">
            <text:p text:style-name="P1">version ≥ 2.7.4. </text:p>
          </table:table-cell>
        </table:table-row>
        <table:table-row table:style-name="Tableau29.1">
          <table:table-cell table:style-name="Tableau29.A1" office:value-type="string">
            <text:p text:style-name="P2">boolcolor </text:p>
          </table:table-cell>
          <table:table-cell table:style-name="Tableau29.A1"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29.A1" office:value-type="string">
            <text:p text:style-name="P1">version ≥ 2.8.1 </text:p>
          </table:table-cell>
        </table:table-row>
        <table:table-row table:style-name="Tableau29.1">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style-name="Tableau29.1">
          <table:table-cell table:style-name="Tableau29.A1" office:value-type="string">
            <text:p text:style-name="P2">search </text:p>
          </table:table-cell>
          <table:table-cell table:style-name="Tableau29.A1"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9.A1" office:value-type="string">
            <text:p text:style-name="P1">version ≥ 2.9.3 - Limité au type file </text:p>
          </table:table-cell>
        </table:table-row>
        <table:table-row table:style-name="Tableau29.1">
          <table:table-cell table:style-name="Tableau29.A1" office:value-type="string">
            <text:p text:style-name="P2">inline </text:p>
          </table:table-cell>
          <table:table-cell table:style-name="Tableau29.A1"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9.A1" office:value-type="string">
            <text:p text:style-name="P1">version ≥ 2.9.4 - Limité au type image </text:p>
          </table:table-cell>
        </table:table-row>
        <table:table-row table:style-name="Tableau29.1">
          <table:table-cell table:style-name="Tableau29.A1" office:value-type="string">
            <text:p text:style-name="P2">rn </text:p>
          </table:table-cell>
          <table:table-cell table:style-name="Tableau29.A1"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9.A1" office:value-type="string">
            <text:p text:style-name="P1">version ≥ 2.11.1 - Limité aux types file et image </text:p>
          </table:table-cell>
        </table:table-row>
        <table:table-row table:style-name="Tableau29.1">
          <table:table-cell table:style-name="Tableau29.A1" office:value-type="string">
            <text:p text:style-name="P2">isuser </text:p>
          </table:table-cell>
          <table:table-cell table:style-name="Tableau29.A1"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29.A1" office:value-type="string">
            <text:p text:style-name="P1">version ≥ 2.11.3 - Limité au type docid </text:p>
          </table:table-cell>
        </table:table-row>
        <table:table-row table:style-name="Tableau29.1">
          <table:table-cell table:style-name="Tableau29.A1" office:value-type="string">
            <text:p text:style-name="P2">htmlclean </text:p>
          </table:table-cell>
          <table:table-cell table:style-name="Tableau29.A1" office:value-type="string">
            <text:p text:style-name="P1">Nettoie les balises de fonts, de style etc. qui sont généralement issu d'un copier/coller (syntaxe : <text:span text:style-name="Source_20_Text">htmlclean=yes</text:span>) </text:p>
          </table:table-cell>
          <table:table-cell table:style-name="Tableau29.A1" office:value-type="string">
            <text:p text:style-name="P1">version ≥ 2.11.3 - Limité au type htmltext </text:p>
          </table:table-cell>
        </table:table-row>
        <table:table-row table:style-name="Tableau29.1">
          <table:table-cell table:style-name="Tableau29.A1" office:value-type="string">
            <text:p text:style-name="P2">firstopen </text:p>
          </table:table-cell>
          <table:table-cell table:style-name="Tableau29.A1" office:value-type="string">
            <text:p text:style-name="P1">Indique que cet onglet doit être sélectionné à l'ouverture du document (consultation et rédaction). </text:p>
          </table:table-cell>
          <table:table-cell table:style-name="Tableau29.A1" office:value-type="string">
            <text:p text:style-name="P1">version ≥ 2.11.6 - Limité au type tab </text:p>
          </table:table-cell>
        </table:table-row>
        <table:table-row table:style-name="Tableau29.1">
          <table:table-cell table:style-name="Tableau29.A1" office:value-type="string">
            <text:p text:style-name="P2">empty </text:p>
          </table:table-cell>
          <table:table-cell table:style-name="Tableau29.A1" office:value-type="string">
            <text:p text:style-name="P1">Indique que le tableau s'il est vide ne doit pas afficher la première rangée.<text:line-break/><text:span text:style-name="Source_20_Text">empty=yes</text:span> </text:p>
          </table:table-cell>
          <table:table-cell table:style-name="Tableau29.A1" office:value-type="string">
            <text:p text:style-name="P1">version ≥ 2.11.8 - Limité au type array </text:p>
          </table:table-cell>
        </table:table-row>
        <text:soft-page-break/>
        <table:table-row table:style-name="Tableau29.1">
          <table:table-cell table:style-name="Tableau29.A1" office:value-type="string">
            <text:p text:style-name="P2">sorttable </text:p>
          </table:table-cell>
          <table:table-cell table:style-name="Tableau29.A1"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29.A1" office:value-type="string">
            <text:p text:style-name="P1">version ≥ 2.11.8 - Limité au type array </text:p>
          </table:table-cell>
        </table:table-row>
        <table:table-row table:style-name="Tableau29.1">
          <table:table-cell table:style-name="Tableau29.A1" office:value-type="string">
            <text:p text:style-name="P2">mselectsize </text:p>
          </table:table-cell>
          <table:table-cell table:style-name="Tableau29.A1" office:value-type="string">
            <text:p text:style-name="P1">Indique le nombre d'items présentés pour les attributs énumérés multiples. Par défaut 3 </text:p>
          </table:table-cell>
          <table:table-cell table:style-name="Tableau29.A1" office:value-type="string">
            <text:p text:style-name="P1">version ≥ 2.11.11 - Limité au type enum multiple sans option eformat </text:p>
          </table:table-cell>
        </table:table-row>
        <table:table-row table:style-name="Tableau29.1">
          <table:table-cell table:style-name="Tableau29.A1" office:value-type="string">
            <text:p text:style-name="P2">multiple </text:p>
          </table:table-cell>
          <table:table-cell table:style-name="Tableau29.A1" office:value-type="string">
            <text:p text:style-name="P1">Indique si un énuméré est à choix multiple (anciennement enumlist). Ceci est applicable aussi aux types <text:span text:style-name="Source_20_Text">docid</text:span> typé afin d'indiquer la possibilité de lier plusieurs documents d'une même famille <text:line-break/>Mettre <text:span text:style-name="Source_20_Text">multiple=yes</text:span> </text:p>
          </table:table-cell>
          <table:table-cell table:style-name="Tableau29.A1" office:value-type="string">
            <text:p text:style-name="P1">version ≥ 2.11.11 - Limité aux types enum et docid </text:p>
          </table:table-cell>
        </table:table-row>
        <table:table-row table:style-name="Tableau29.1">
          <table:table-cell table:style-name="Tableau29.A1" office:value-type="string">
            <text:p text:style-name="P2">bgcolor </text:p>
          </table:table-cell>
          <table:table-cell table:style-name="Tableau29.A1"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29.A1" office:value-type="string">
            <text:p text:style-name="P1">version ≥ 2.11.13 - Limité au type frame </text:p>
          </table:table-cell>
        </table:table-row>
        <table:table-row table:style-name="Tableau29.1">
          <table:table-cell table:style-name="Tableau29.A1" office:value-type="string">
            <text:p text:style-name="P2">doctitle </text:p>
          </table:table-cell>
          <table:table-cell table:style-name="Tableau29.A1"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29.A1" office:value-type="string">
            <text:p text:style-name="P1">version ≥ 2.11.13 - Limité au type docid </text:p>
          </table:table-cell>
        </table:table-row>
        <table:table-row table:style-name="Tableau29.1">
          <table:table-cell table:style-name="Tableau29.A1" office:value-type="string">
            <text:p text:style-name="P2">preventfilechange </text:p>
          </table:table-cell>
          <table:table-cell table:style-name="Tableau29.A1"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9.A1" office:value-type="string">
            <text:p text:style-name="P1">version ≥ 2.12.9 - Limité aux types file et image </text:p>
          </table:table-cell>
        </table:table-row>
        <table:table-row table:style-name="Tableau29.1">
          <table:table-cell table:style-name="Tableau29.A1" office:value-type="string">
            <text:p text:style-name="P2">offline </text:p>
          </table:table-cell>
          <table:table-cell table:style-name="Tableau29.A1" office:value-type="string">
            <text:p text:style-name="P1">Pour les attributs fichiers, cela permet d'inhiber une synchronisation avec l'outil freedom-offline. Par défaut tous les fichiers présents dans une famille sont synchronisés. <text:line-break/>Mettre <text:span text:style-name="Source_20_Text">offline=no</text:span> pour ne pas synchroniser le fichier </text:p>
          </table:table-cell>
          <table:table-cell table:style-name="Tableau29.A1" office:value-type="string">
            <text:p text:style-name="P1">version ≥ 2.14 - Limité aux types file et image </text:p>
          </table:table-cell>
        </table:table-row>
        <table:table-row table:style-name="Tableau29.1">
          <table:table-cell table:style-name="Tableau29.A1" office:value-type="string">
            <text:p text:style-name="P2">docrev </text:p>
          </table:table-cell>
          <table:table-cell table:style-name="Tableau29.A1"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29.A1" office:value-type="string">
            <text:p text:style-name="P1">version ≥ 3.0 - Limité aux types docid en visibilité W </text:p>
          </table:table-cell>
        </table:table-row>
      </table:table>
      <table:table table:name="Tableau2" table:style-name="Tableau2">
        <table:table-column table:style-name="Tableau2.A"/>
        <table:table-column table:style-name="Tableau2.B"/>
        <table:table-column table:style-name="Tableau2.C"/>
        <table:table-row>
          <table:table-cell table:style-name="Tableau2.A1" office:value-type="string">
            <text:p text:style-name="P2">template </text:p>
          </table:table-cell>
          <table:table-cell table:style-name="Tableau2.A1" office:value-type="string">
            <text:p text:style-name="P1">Prend la valeur static ou dynamic. Indique si l'attribut file est un template et s'il doit être recalculé dynamiquement (dynamic) ou pas (static)</text:p>
          </table:table-cell>
          <table:table-cell table:style-name="Tableau2.A1" office:value-type="string">
            <text:p text:style-name="P1">Version ≥ 3.0.7 - Limité aux types file</text:p>
          </table:table-cell>
        </table:table-row>
        <table:table-row>
          <table:table-cell table:style-name="Tableau2.A2" office:value-type="string">
            <text:p text:style-name="P2">sortable </text:p>
          </table:table-cell>
          <table:table-cell table:style-name="Tableau2.A2" office:value-type="string">
            <text:p text:style-name="P1">Prend la valeur yes ou no. Cela vaut yes par défaut. Cette option indique si l'attribut est triable.</text:p>
          </table:table-cell>
          <table:table-cell table:style-name="Tableau2.A2" office:value-type="string">
            <text:p text:style-name="P1">Version ≥ 3.0.11</text:p>
          </table:table-cell>
        </table:table-row>
        <table:table-row>
          <table:table-cell table:style-name="Tableau2.A2" office:value-type="string">
            <text:p text:style-name="P2">hideindav </text:p>
          </table:table-cell>
          <table:table-cell table:style-name="Tableau2.A2" office:value-type="string">
            <text:p text:style-name="P1">Prend la valeur yes ou no. Cela vaut no par défaut. Le fichier correspondant à cet attribut n'apparaîtra jamais dans le dav.</text:p>
          </table:table-cell>
          <table:table-cell table:style-name="Tableau2.A2" office:value-type="string">
            <text:p text:style-name="P1">Version ≥ 3.0.11</text:p>
            <text:p text:style-name="P1">Limité aux types file et image</text:p>
          </table:table-cell>
        </table:table-row>
        <table:table-row>
          <table:table-cell table:style-name="Tableau2.A2" office:value-type="string">
            <text:p text:style-name="P2">viewonfly</text:p>
          </table:table-cell>
          <table:table-cell table:style-name="Tableau2.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text:soft-page-break/>Mettre à 'yes' pour activer l'option.</text:p>
          </table:table-cell>
          <table:table-cell table:style-name="Tableau2.A2" office:value-type="string">
            <text:p text:style-name="P1">Limité aux type tab</text:p>
          </table:table-cell>
        </table:table-row>
        <table:table-row>
          <table:table-cell table:style-name="Tableau2.A2" office:value-type="string">
            <text:p text:style-name="P2">viewfiletype</text:p>
          </table:table-cell>
          <table:table-cell table:style-name="Tableau2.A2" office:value-type="string">
            <text:p text:style-name="P1">Indique que le fichier sera vu directement sur le navigateur. Il peut prendre la valeur 'pdf' ou 'image'.</text:p>
            <text:p text:style-name="P1">Il ne sera pris en compte que si le fichier a une version 'pdf' générée par le moteur de transformation.</text:p>
          </table:table-cell>
          <table:table-cell table:style-name="Tableau2.A2" office:value-type="string">
            <text:p text:style-name="P1">Version <text:s/>≥ 3.0.18</text:p>
            <text:p text:style-name="P1">Limité au type file</text:p>
          </table:table-cell>
        </table:table-row>
        <table:table-row>
          <table:table-cell table:style-name="Tableau2.A2" office:value-type="string">
            <text:p text:style-name="P2">pdffile</text:p>
          </table:table-cell>
          <table:table-cell table:style-name="Tableau2.A2" office:value-type="string">
            <text:p text:style-name="P1">Utilisé avec l'option viewfiletype. Indique l'attribut qui a le fichier pdf correspondant au fichier original.</text:p>
          </table:table-cell>
          <table:table-cell table:style-name="Tableau2.A2" office:value-type="string">
            <text:p text:style-name="P1">Version <text:s/>≥ 3.0.18</text:p>
            <text:p text:style-name="P1">Limité au type file</text:p>
          </table:table-cell>
        </table:table-row>
        <table:table-row>
          <table:table-cell table:style-name="Tableau2.A2" office:value-type="string">
            <text:p text:style-name="P2">viewfileheigth</text:p>
          </table:table-cell>
          <table:table-cell table:style-name="Tableau2.A2" office:value-type="string">
            <text:p text:style-name="P1">Utilisé avec l'option viewfiletype. Indique la hauteur du rendu affiché sur le navigateur. Cette taille peut être exprimée en pixel ou en %. Si 100% est mis, la hauteur sera lié à la hauteur de la fenêtre du navigateur.</text:p>
          </table:table-cell>
          <table:table-cell table:style-name="Tableau2.A2" office:value-type="string">
            <text:p text:style-name="P1">Version <text:s/>≥ 3.0.18</text:p>
            <text:p text:style-name="P1">Limité au type file</text:p>
          </table:table-cell>
        </table:table-row>
        <table:table-row>
          <table:table-cell table:style-name="Tableau2.A2" office:value-type="string">
            <text:p text:style-name="P2">creation</text:p>
          </table:table-cell>
          <table:table-cell table:style-name="Tableau2.A2" office:value-type="string">
            <text:p text:style-name="P1">Indique qu'un document de la famille de la relation pourra être créé depuis le formulaire. Un bouton permet d'afficher un nouveau formulaire pour saisir le nouveau document. A la fin de la sauvegarde celui-ci sera inséré dans le document d'origine. Si la relation est déjà renseignée le formulaire de modification du document lié sera affiché sinon une demande de création sera affichée. Pour les relations multiples (option multiple=yes), le nouveau document sera inséré dans la liste des documents.</text:p>
            <text:p text:style-name="P1">La manière la plus simple de le renseigner et de mettre </text:p>
            <text:p text:style-name="P1">"creation=yes". Ceci indique simplement la mise à disposition d'une création de document avec les valeurs par défaut.</text:p>
            <text:p text:style-name="P1"/>
            <text:p text:style-name="P1">Cette option peut aussi avoir comme paramétrage un objet écrit de la manière suivante :</text:p>
            <text:p text:style-name="Preformatted_20_Text">creation={an_name:CT,an_reference :"une référence", an_target:en_source}</text:p>
            <text:p text:style-name="P1">Cet exemple indique que lors d'une création, l'attribut an_name du nouveau document aura la valeur saisie dans l'attribut relation, l'attribut an_reference aura la valeur "une référence" et l'attribut an_target aura la valeur de l'attribut en_source du formulaire originel au moment de la demande de création.</text:p>
            <text:p text:style-name="P1"/>
            <text:p text:style-name="P1">De plus les options suivantes sont disponibles :</text:p>
            <text:p text:style-name="P1">autoclose :"yes" </text:p>
            <text:p text:style-name="P1">recallhelper :"yes"</text:p>
            <text:p text:style-name="P1"/>
            <text:p text:style-name="P1">L'option autoclose indique que le formulaire annexe une fois validé sera fermé.</text:p>
            <text:p text:style-name="Preformatted_20_Text">creation:{autoclose :"yes"}</text:p>
            <text:p text:style-name="P1">L'option recallhelper indique que l'on réappelera la fonction d'aide à la saisie associée après l'ajout. ceci est peut être utile dans le cas où l'aide à la saisie spécifique remplis d'autres attributs que le titre la relation elle même .</text:p>
            <text:p text:style-name="Preformatted_20_Text">creation:{recallhelper:"yes"}</text:p>
            <text:p text:style-name="Preformatted_20_Text"/>
            <text:p text:style-name="Table_20_Contents">Si le document lié n'est pas accessible en écriture, il sera alors affiché en lecture. De même, le bouton n’apparaîtra que si l'utilisateur a le droit en création sur la famille liée.</text:p>
          </table:table-cell>
          <table:table-cell table:style-name="Tableau2.A2" office:value-type="string">
            <text:p text:style-name="P1">Version <text:s/>≥ 3.1.0</text:p>
            <text:p text:style-name="P1">Limité au type docid</text:p>
            <text:p text:style-name="P1"/>
            <text:p text:style-name="P1">Le type doit comporter la référence à une famille.</text:p>
          </table:table-cell>
        </table:table-row>
      </table:table>
      <text:p text:style-name="Preformatted_20_Text"/>
      <text:p text:style-name="Preformatted_20_Text">exemple : esize=3|elabel=saisissez votre prénom </text:p>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ext:soft-page-break/>Types Spéciaux<text:bookmark-end text:name="types_speciaux"/></text:h>
      <text:h text:style-name="Heading_20_6" text:outline-level="6"><text:bookmark-start text:name="iattr"/>IATTR<text:bookmark-end text:name="iattr"/></text:h>
      <text:p text:style-name="Text_20_body">Copie d'attributs d'une frame d'une autre famille.</text:p>
      <text:p text:style-name="Text_20_body"/>
      <text:p text:style-name="Text_20_body"><draw:frame draw:style-name="fr4" draw:name="Objet3" text:anchor-type="paragraph" svg:x="0.443cm" svg:y="0.011cm" svg:width="16.432cm" svg:height="2.674cm" draw:z-index="2"><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4">DEFAULT</text:p>
        </text:list-item>
        <text:list-item>
          <text:p text:style-name="P4">identifiant de l'attribut</text:p>
        </text:list-item>
        <text:list-item>
          <text:p text:style-name="P4">valeur par défaut. Soit du texte statique. Soit l'appel à une méthode connue de la famille. Pour les attributs à l'intérieur d'un tableau (array), il est possible d'initialiser plusieurs lignes du tableau en séparant chaque ligne par un '\n'</text:p>
        </text:list-item>
      </text:list>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4" text:outline-level="4"><text:bookmark-start text:name="les_attributs_enumeres"/>Les attributs énumérés<text:bookmark-end text:name="les_attributs_enumeres"/></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text:soft-page-break/>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3">pour les énumérés simples :</text:p>
          <text:list>
            <text:list-item>
              <text:p text:style-name="P3">vcheck : boutons radio (exclusifs) alignés verticalement</text:p>
            </text:list-item>
            <text:list-item>
              <text:p text:style-name="P3">hcheck : boutons radio alignés horizontalement</text:p>
            </text:list-item>
            <text:list-item>
              <text:p text:style-name="P3">auto : liste déroulante filtrante</text:p>
            </text:list-item>
            <text:list-item>
              <text:p text:style-name="P3">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3">pour les énumérés multiples :</text:p>
          <text:list>
            <text:list-item>
              <text:p text:style-name="P3">vcheck : boîtes à cocher alignées verticalement</text:p>
            </text:list-item>
            <text:list-item>
              <text:p text:style-name="P3">hcheck : boîtes à cocher alignées horizontalement</text:p>
            </text:list-item>
            <text:list-item>
              <text:p text:style-name="P3">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text:soft-page-break/><draw:frame draw:style-name="fr1" draw:name="2" text:anchor-type="as-char" svg:width="9.604cm" svg:height="7.461cm" draw:z-index="8"><draw:image xlink:href="Pictures/10000000000001BB00000155F8A1EE4A.gif" xlink:type="simple" xlink:show="embed" xlink:actuate="onLoad"/></draw:frame><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a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3">Faire un clic droit sur la famille et sélectionner le menu “Éditer les énumérés”</text:p>
        </text:list-item>
        <text:list-item>
          <text:p text:style-name="P3">Cliquer sur le bouton correspondant à l'énuméré à modifier</text:p>
        </text:list-item>
        <text:list-item>
          <text:p text:style-name="P3">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3">De créer un nouvel énuméré</text:p>
        </text:list-item>
        <text:list-item>
          <text:p text:style-name="P3">Le deplacer grâce au flèche en dessous de l'énuméré titre</text:p>
        </text:list-item>
        <text:list-item>
          <text:p text:style-name="P3">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fichier_de_test"/>Fichier de test<text:bookmark-end text:name="fichier_de_test"/></text:h>
      <text:p text:style-name="Text_20_body">Vous pouvez suivre les instructions de <text:a xlink:type="simple" xlink:href="http://www.freedom-ecm.org/freedom_2.14/admin/family/importation">cette page </text:a>pour importer cette famille dans dynacase.</text:p>
      <text:h text:style-name="Heading_20_5" text:outline-level="5"><text:bookmark-start text:name="aide_a_la_creation_de_champs_enum"/><text:soft-page-break/>Aide à la création de champs enum<text:bookmark-end text:name="aide_a_la_creation_de_champs_enum"/></text:h>
      <text:p text:style-name="Text_20_body">Si votre champ enum comporte de nombreuses entrées, FIXME internalmedia: freedom_2.14:admin:family:aide_creation_champ_enum_0.1.ods vous aidera à créer votre champ.</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h text:style-name="Heading_20_5" text:outline-level="5">Restrictions/limites</text:h>
      <text:p text:style-name="Text_20_body">Les caractères, ou séquences de caractères, suivants ne sont pas compatibles pour la composition d'une clef ou d'un label d'énuméré :</text:p>
      <text:list xml:id="list87118277" text:style-name="L2">
        <text:list-item>
          <text:p text:style-name="P6">Les caractères ["] (quote), ['] (apostrophe) et [&amp;] (ampersand) sont à proscrire pour la composition des clefs d'énumérés.</text:p>
        </text:list-item>
        <text:list-item>
          <text:p text:style-name="P6">Les séquences [-dot-] (minus "dot" minus) et [-comma-] (minus "comma" minus) sont à proscrire pour la composition des clefs ou des labels d'énumérés.</text:p>
        </text:list-item>
      </text:list>
      <text:p text:style-name="Text_20_body"/>
      <text:h text:style-name="Heading_20_4" text:outline-level="4"><text:bookmark-start text:name="creer_un_lien_hypertexte"/>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Création d'un hyperlien<text:bookmark-end text:name="creation_d_un_hyperlien"/></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US_MAIL%</text:p>
      <text:p text:style-name="Text_20_body">Autre exemple, soit l'attribut SI_TOWN indiquant la ville de la famille société. Pour avoir la météo de la ville il suffit de mettre l'hyperlien suivant :</text:p>
      <text:p text:style-name="Preformatted_20_Text">http://www.viamichelin.com/viamichelin/fra/dyn/controller/weatherAmbiguous?strLocation=%SI_TOWN%&amp;strCountry=EUR</text:p>
      <text:p text:style-name="Text_20_body">Le mot-clef %SI_TOWN% sera remplacé par la valeur de cet attribut. S'il n'y aucune valeur pour un des attributs de l'URL, l'hyperlien ne sera pas affiché (on ne pourra pas cliquer sur l'attribut).</text:p>
      <text:p text:style-name="Text_20_body">Deux mots-clefs spéciaux peuvent être utilisés pour la composition de l'URL : </text:p>
      <text:list xml:id="list1176114240" text:style-name="List_20_1">
        <text:list-item>
          <text:p text:style-name="P3">%S% : est remplacé par l'URL vers dynacase avec le numéro de session. Il doit être utilisé en début de lien.</text:p>
        </text:list-item>
        <text:list-item>
          <text:p text:style-name="P3">%ID% : est remplacé par le numéro de référence du document.</text:p>
        </text:list-item>
      </text:list>
      <text:p text:style-name="Text_20_body">Les <text:a xlink:type="simple" xlink:href="http://www.freedom-ecm.org/freedom_2.14/devel/utilisation_api/consultation_document">propriétés</text:a> du document peuvent aussi être utilisées comme %FROMID% par exemple afin d'avoir l'identifiant de la famille du document.</text:p>
      <text:h text:style-name="Heading_20_4" text:outline-level="4"><text:bookmark-start text:name="creation_d_une_relation_entre_documents"/><text:soft-page-break/>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p text:style-name="Text_20_body">Soit US_IDSOC l'attribut identifiant le document société de la famille personne. Pour créer un hyperlien vers le document lié il faut saisir l'URL suivante :</text:p>
      <text:p text:style-name="Preformatted_20_Text">%S%app=FDL&amp;action=FDL_CARD&amp;id=%US_IDSOC%</text:p>
      <text:p text:style-name="Text_20_body">Cette URL indique que l'application FREEDOM va effectuer l'action FDL_CARD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app=FDL&amp;action=FDL_CARD&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Ajouter une aide à la saisie<text:bookmark-end text:name="ajouter_une_aide_a_la_saisie"/></text:h>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phpfile") se trouve <text:s/>dans le répertoire Families/Externals si vous avez utilisé le template de module.</text:p>
      <text:p text:style-name="Text_20_body">Ce fichier se trouve sur la machine serveur dans le répertoire /&lt;root_install_directory&g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chapitre Dévoppement.</text:p>
      <text:p text:style-name="Text_20_body">La spécification de l'appel suit la syntaxe suivante : </text:p>
      <text:p text:style-name="Preformatted_20_Text"><text:soft-page-break/>NomFonction(P1,P2,...):R1,R2,R3,...</text:p>
      <text:list xml:id="list1479660274" text:style-name="List_20_1">
        <text:list-item>
          <text:p text:style-name="P3">NomFonction : Nom de la fonction PHP à appeler</text:p>
        </text:list-item>
        <text:list-item>
          <text:p text:style-name="P3">P1,P2,…: Paramètres de la fonction. Pour ces attributs, il est possible de mettre:</text:p>
          <text:list>
            <text:list-item>
              <text:p text:style-name="P3">D : coordonnée de la base de donnée Freedom</text:p>
            </text:list-item>
            <text:list-item>
              <text:p text:style-name="P3">I : numéro de référence du document</text:p>
            </text:list-item>
            <text:list-item>
              <text:p text:style-name="P3">{FAMNAME} : FAMNAME étant le nom interne de la famille. Est remplacé par le numéro de référence de la famille</text:p>
            </text:list-item>
            <text:list-item>
              <text:p text:style-name="P3">{PARAM} : PARAM étant un identificateur de paramètre. Est remplacé par la valeur du paramètre</text:p>
            </text:list-item>
            <text:list-item>
              <text:p text:style-name="P3">un chiffre : chiffre mis en argument tel quel</text:p>
            </text:list-item>
            <text:list-item>
              <text:p text:style-name="P3">chaîne de caractère : mise en argument telle quelle</text:p>
            </text:list-item>
          </text:list>
        </text:list-item>
        <text:list-item>
          <text:p text:style-name="P3">R1,R2,R3,…: Identificateur du ou des attributs à modifier</text:p>
        </text:list-item>
      </text:list>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Preformatted_20_Text"/>
      <text:p text:style-name="Text_20_body">Elle possède quatre paramètres dont un optionnel : </text:p>
      <text:list xml:id="list1473045313" text:style-name="List_20_1">
        <text:list-item>
          <text:p text:style-name="P3">$dbaccess : coordonnées de la base de données</text:p>
        </text:list-item>
        <text:list-item>
          <text:p text:style-name="P3">$famid : identificateur de la famille recherchée</text:p>
        </text:list-item>
        <text:list-item>
          <text:p text:style-name="P3">$name : restriction de la recherche au document dont le titre comprend $name</text:p>
        </text:list-item>
        <text:list-item>
          <text:p text:style-name="P3">$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3">TST_IDSOC : identificateur de la famille société</text:p>
        </text:list-item>
        <text:list-item>
          <text:p text:style-name="P3">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h text:style-name="Heading_20_5" text:outline-level="5"><text:bookmark-start text:name="ajouter_un_attribut_calcule"/>Ajouter un attribut calculé<text:bookmark-end text:name="ajouter_un_attribut_calcule"/></text:h>
      <text:h text:style-name="Heading_20_6" text:outline-level="6"><text:bookmark-start text:name="but4"/>But<text:bookmark-end text:name="but4"/></text:h>
      <text:p text:style-name="Text_20_body">Un attribut calculé<text:note text:id="ftn4" text:note-class="footnote"><text:note-citation>4</text:note-citation><text:note-body><text:p text:style-name="Footnote">Voir chapitre Développement/Attribut calculé</text:p></text:note-body></text:note> est un attribut dont la valeur est défini par une méthode. Cette valeur ne peut pas être modifié directement par l'utilisateur. Par conséquent, ce type d'attribut ne peut <text:soft-page-break/>pas avoir d'aide à la saisie. Sa visibilité est soit H (caché) soit R (lecture).</text:p>
      <text:h text:style-name="Heading_20_6" text:outline-level="6"><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app=FDL&amp;action=FDL_CARD&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h text:style-name="Heading_20_5" text:outline-level="5"><text:bookmark-start text:name="contraintes_d_attributs"/>Contraintes d'attributs<text:bookmark-end text:name="contraintes_d_attributs"/></text:h>
      <text:h text:style-name="Heading_20_6" text:outline-level="6"><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6" text:outline-level="6"><text:bookmark-start text:name="mise_en_place3"/>Mise en place<text:bookmark-end text:name="mise_en_place3"/></text:h>
      <table:table table:name="Tableau25" table:style-name="Tableau25">
        <table:table-column table:style-name="Tableau25.A" table:number-columns-repeated="2"/>
        <table:table-column table:style-name="Tableau25.C"/>
        <table:table-column table:style-name="Tableau25.D"/>
        <table:table-row table:style-name="Tableau25.1">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constraint </text:p>
          </table:table-cell>
        </table:table-row>
        <table:table-row table:style-name="Tableau25.1">
          <table:table-cell table:style-name="Tableau25.A1" office:value-type="string">
            <text:p text:style-name="P1">SI_BIRTHDATE</text:p>
          </table:table-cell>
          <table:table-cell table:style-name="Tableau25.A1" office:value-type="string">
            <text:p text:style-name="P1">date de naissance </text:p>
          </table:table-cell>
          <table:table-cell table:style-name="Tableau25.A1" office:value-type="string">
            <text:p text:style-name="P1">W </text:p>
          </table:table-cell>
          <table:table-cell table:style-name="Tableau25.A1" office:value-type="string">
            <text:p text:style-name="P1">::pastDate(SI_BIRTHDATE)</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Sauver<text:span text:style-name="Emphasis">!</text:span>' apparaîtra afin d'outrepasser les contraintes. Seul cet utilisateur peut utiliser et voir ce bouton.</text:p>
      <text:p text:style-name="Text_20_body"><draw:frame draw:style-name="fr2" draw:name="images1" text:anchor-type="paragraph" svg:width="13.245cm" svg:height="4.48cm" draw:z-index="9"><draw:image xlink:href="Pictures/1000020100000217000000B560B20EF8.png" xlink:type="simple" xlink:show="embed" xlink:actuate="onLoad"/></draw:frame><text:soft-page-break/></text:p>
      <text:p text:style-name="Text_20_body"/>
      <text:h text:style-name="Heading_20_5" text:outline-level="5"><text:bookmark-start text:name="creer_une_entree_de_menu_contextuel"/>Créer une entrée de menu <text:bookmark-end text:name="creer_une_entree_de_menu_contextuel"/></text:h>
      <text:h text:style-name="Heading_20_6" text:outline-level="6"><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6" text:outline-level="6"><text:bookmark-start text:name="mise_en_place1"/>Mise en place<text:bookmark-end text:name="mise_en_place1"/></text:h>
      <table:table table:name="Tableau18" table:style-name="Tableau18">
        <table:table-column table:style-name="Tableau18.A" table:number-columns-repeated="2"/>
        <table:table-column table:style-name="Tableau18.C"/>
        <table:table-column table:style-name="Tableau18.D"/>
        <table:table-column table:style-name="Tableau18.A"/>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S%app=FDL&amp;action=FDL_CARD&amp;id=%CMC_IDPROPO2%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La colonne “phpfunc” permet d'indiquer un pré-condition à l'affichage du menu. Cette méthode de l'objet documentaire retourne l'activité possible du lien (actif, inactif, invisible).</text:p>
      <text:h text:style-name="Heading_20_6" text:outline-level="6"><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number-columns-repeated="2"/>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number-columns-repeated="2"/>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soft-page-break/><text:line-break/></text:p>
      <text:p text:style-name="Text_20_body">Pour avoir le résultat dans une fenêtre différente à chaque activation, on utilisera le nom '_blank'</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6" text:outline-level="6"><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risquée\nVous voulez </text:span><text:span text:style-name="Strong_20_Emphasis">continuer ?</text:span></text:p>
            <text:p text:style-name="P1"><text:span text:style-name="Strong_20_Emphasis"/></text:p>
          </table:table-cell>
        </table:table-row>
      </table:table>
      <text:p text:style-name="Text_20_body"><text:line-break/></text:p>
      <text:h text:style-name="Heading_20_6" text:outline-level="6"><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h text:style-name="P7" text:outline-level="6"/>
      <text:h text:style-name="Heading_20_5" text:outline-level="5"><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app=GENERIC&amp;action=GENERIC_EDIT&amp;classid=FACT&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text:soft-page-break/>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utiliser le mot-clet MODATTR en ayant le même identifiant que l'attribut à modifier. </text:p>
      <text:p text:style-name="Text_20_body">Seul les parties remplies sont modifiés. Les parties non remplies indiquent que l'on conserve la valeur du père. Si on veut effacer la valeur du père il faut mettre le caractère '-' dans la cellule.</text:p>
      <text:p text:style-name="Text_20_body">Voici un exemple avec une nouvelle famille basée sur la famille “de base”</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Clef</text:p>
          </table:table-cell>
          <table:table-cell table:style-name="Tableau7.B1" office:value-type="string">
            <text:p text:style-name="P1">ID</text:p>
          </table:table-cell>
          <table:table-cell table:style-name="Tableau7.B1" office:value-type="string">
            <text:p text:style-name="P1">Parent</text:p>
          </table:table-cell>
          <table:table-cell table:style-name="Tableau7.B1" office:value-type="string">
            <text:p text:style-name="P1">Label</text:p>
          </table:table-cell>
          <table:table-cell table:style-name="Tableau7.B1" office:value-type="string">
            <text:p text:style-name="P1">Type</text:p>
          </table:table-cell>
        </table:table-row>
        <table:table-row>
          <table:table-cell table:style-name="Tableau7.A2" office:value-type="string">
            <text:p text:style-name="P1">ATTR</text:p>
          </table:table-cell>
          <table:table-cell table:style-name="Tableau7.B2" office:value-type="string">
            <text:p text:style-name="P1">TST_FR_TEST</text:p>
          </table:table-cell>
          <table:table-cell table:style-name="Tableau7.B2" office:value-type="string">
            <text:p text:style-name="P1"/>
          </table:table-cell>
          <table:table-cell table:style-name="Tableau7.B2" office:value-type="string">
            <text:p text:style-name="P1">Cadre</text:p>
          </table:table-cell>
          <table:table-cell table:style-name="Tableau7.B2" office:value-type="string">
            <text:p text:style-name="P1">frame</text:p>
          </table:table-cell>
        </table:table-row>
        <table:table-row>
          <table:table-cell table:style-name="Tableau7.A1" office:value-type="string">
            <text:p text:style-name="P1">MODATTR</text:p>
          </table:table-cell>
          <table:table-cell table:style-name="Tableau7.B1" office:value-type="string">
            <text:p text:style-name="P1">BA_TITLE</text:p>
          </table:table-cell>
          <table:table-cell table:style-name="Tableau7.B1" office:value-type="string">
            <text:p text:style-name="P1"/>
          </table:table-cell>
          <table:table-cell table:style-name="Tableau7.B1" office:value-type="string">
            <text:p text:style-name="P1">Nouveau</text:p>
          </table:table-cell>
          <table:table-cell table:style-name="Tableau7.B1" office:value-type="string">
            <text:p text:style-name="P1"/>
          </table:table-cell>
        </table:table-row>
        <table:table-row>
          <table:table-cell table:style-name="Tableau7.A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row>
      </table:table>
      <text:p text:style-name="Text_20_body">Dans ce cas, le libellé du champ “titre” ne sera remplacé par "Nouveau".</text:p>
      <text:p text:style-name="Text_20_body">Si par contre vous utilisez la clef "ATTR" au lieu de MODATTR alors toutes les propriétés du père sont perdu. Ce correspond à un écrasement de ce dernier. Si les propriétés de l’attribut de l’ancêtre sont modifiés, l’attribut fils modifié n’est pas impacté.</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invisible).</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3">Modifier l'attribut en mettant sa visibilité à H invisible</text:p>
        </text:list-item>
      </text:list>
      <text:p text:style-name="Text_20_body"/>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3">Aller dans le module “Gestion documentaire”</text:p>
        </text:list-item>
        <text:list-item>
          <text:p text:style-name="P3">Sélectionner la recherche “les familles”</text:p>
        </text:list-item>
        <text:list-item>
          <text:p text:style-name="P3">Sélectionner la famille à modifier</text:p>
        </text:list-item>
        <text:list-item>
          <text:p text:style-name="P3">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text:soft-page-break/>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3">Faire un clic droit sur la famille et sélectionner le menu “Changer d'icône”</text:p>
        </text:list-item>
        <text:list-item>
          <text:p text:style-name="P3">Cliquer sur “Parcourir” et sélectionner une image sur le disque dur</text:p>
        </text:list-item>
        <text:list-item>
          <text:p text:style-name="P3">Cliquer sur le bouton “Importer”</text:p>
        </text:list-item>
      </text:list>
      <text:p text:style-name="Text_20_body"/>
      <text:h text:style-name="Heading_20_4" text:outline-level="4"><text:bookmark-start text:name="exemples_de_familles_a_importer_dans_freedom"/>Exemples de familles à importer dans d<text:bookmark-end text:name="exemples_de_familles_a_importer_dans_freedom"/>ynacase</text:h>
      <text:p text:style-name="Text_20_body">Vous trouverez dans ce chapitre des familles à importer dans dynacase. Le but est de vous familiariser dans la création de familles et vous donnant des exemples.</text:p>
      <text:p text:style-name="Text_20_body">Pour importer ces familles, il faut suivre <text:a xlink:type="simple" xlink:href="http://www.freedom-ecm.org/freedom_2.14/admin/family/importation">ce chapitre</text:a>. </text:p>
      <text:p text:style-name="Text_20_body">Mais en résumé, cette commande permet d'importer un document dans dynacase : </text:p>
      <text:p text:style-name="Preformatted_20_Text">/usr/share/what/wsh.php --api=freedom_import --file=VotreFichier.od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Arial1" svg:font-family="Arial" style:font-family-generic="roman"/>
    <style:font-face style:name="DejaVu Sans1"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10:38:09</meta:creation-date>
    <meta:generator>LibreOffice/3.3$Linux LibreOffice_project/330m19$Build-202</meta:generator>
    <dc:date>2011-07-28T11:55:39</dc:date>
    <meta:editing-duration>PT15H10M24S</meta:editing-duration>
    <meta:editing-cycles>46</meta:editing-cycles>
    <dc:creator>Eric Brison</dc:creator>
    <meta:document-statistic meta:table-count="27" meta:image-count="2" meta:object-count="6" meta:page-count="25" meta:paragraph-count="948" meta:word-count="8748" meta:character-count="553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67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7">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number-columns-repeated="2"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67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1" table:default-cell-style-name="ce4"/>
        <table:table-column table:style-name="co1" table:default-cell-style-name="ce1"/>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2" office:value-type="string">
            <text:p>BEGIN</text:p>
          </table:table-cell>
          <table:table-cell table:style-name="ce3" office:value-type="string">
            <text:p>SOCIETY</text:p>
          </table:table-cell>
          <table:table-cell table:style-name="ce3" office:value-type="string">
            <text:p>site</text:p>
          </table:table-cell>
          <table:table-cell table:style-name="ce3" table:number-columns-repeated="2"/>
          <table:table-cell table:style-name="ce3" office:value-type="string">
            <text:p>SIT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currency-style style:name="N138P0" style:volatile="true">
      <number:number number:decimal-places="2" number:min-integer-digits="1" number:grouping="true"/>
      <number:text> </number:text>
      <number:currency-symbol number:language="fr" number:country="FR">€</number:currency-symbol>
    </number:currency-style>
    <number:currency-style style:name="N13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8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style>
    <style:style style:name="ce2" style:family="table-cell" style:parent-style-name="Default">
      <style:table-cell-properties fo:background-color="#eaa94c"/>
      <style:text-properties fo:color="#000000"/>
    </style:style>
    <style:style style:name="ce3" style:family="table-cell" style:parent-style-name="Default">
      <style:table-cell-properties fo:background-color="transparent"/>
      <style:text-properties style:use-window-font-color="true"/>
    </style:style>
    <style:style style:name="ce4" style:family="table-cell" style:parent-style-name="Default">
      <style:table-cell-properties fo:background-color="#99ccff"/>
      <style:text-properties style:use-window-font-color="tru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2" office:value-type="string">
            <text:p>BEGIN</text:p>
          </table:table-cell>
          <table:table-cell table:style-name="ce2" office:value-type="string">
            <text:p>DIR </text:p>
          </table:table-cell>
          <table:table-cell table:style-name="ce2" office:value-type="string">
            <text:p>dossier événements </text:p>
          </table:table-cell>
          <table:table-cell table:style-name="ce2" table:number-columns-repeated="2"/>
          <table:table-cell table:style-name="ce2" office:value-type="string">
            <text:p>SCALENDAR </text:p>
          </table:table-cell>
        </table:table-row>
        <table:table-row table:style-name="ro1">
          <table:table-cell table:style-name="ce3" office:value-type="string">
            <text:p>TYPE</text:p>
          </table:table-cell>
          <table:table-cell table:style-name="ce3" office:value-type="string">
            <text:p>C </text:p>
          </table:table-cell>
          <table:table-cell table:style-name="ce3"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4" office:value-type="string">
            <text:p>IATTR</text:p>
          </table:table-cell>
          <table:table-cell table:style-name="ce4" office:value-type="string">
            <text:p>DCAL_FR_PRESENT </text:p>
          </table:table-cell>
          <table:table-cell table:style-name="ce4"/>
          <table:table-cell table:style-name="ce4" office:value-type="string">
            <text:p>DCALENDAR </text:p>
          </table:table-cell>
          <table:table-cell table:style-name="ce4" table:number-columns-repeated="2"/>
        </table:table-row>
        <table:table-row table:style-name="ro1">
          <table:table-cell table:style-name="ce2" office:value-type="string">
            <text:p>END</text:p>
          </table:table-cell>
          <table:table-cell table:style-name="ce2"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67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3" office:value-type="string">
            <text:p>TYPE</text:p>
          </table:table-cell>
          <table:table-cell table:style-name="ce3" office:value-type="string">
            <text:p>C</text:p>
          </table:table-cell>
          <table:table-cell table:style-name="ce2" table:number-columns-repeated="14"/>
        </table:table-row>
        <table:table-row table:style-name="ro1">
          <table:table-cell table:style-name="ce2" office:value-type="string">
            <text:p>SCHAR</text:p>
          </table:table-cell>
          <table:table-cell table:style-name="ce2" office:value-type="string">
            <text:p>R</text:p>
          </table:table-cell>
          <table:table-cell table:style-name="ce2" table:number-columns-repeated="14"/>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8"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5" office:value-type="string">
            <text:p>ATTR</text:p>
          </table:table-cell>
          <table:table-cell table:style-name="ce7" office:value-type="string">
            <text:p>IMG_FRFILE</text:p>
          </table:table-cell>
          <table:table-cell table:style-name="ce7"/>
          <table:table-cell table:style-name="ce5" office:value-type="string">
            <text:p>image</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3" office:value-type="string">
            <text:p>ATTR</text:p>
          </table:table-cell>
          <table:table-cell table:style-name="ce2" office:value-type="string">
            <text:p>IMG_TITLE</text:p>
          </table:table-cell>
          <table:table-cell table:style-name="ce2" office:value-type="string">
            <text:p>IMG_FRFILE</text:p>
          </table:table-cell>
          <table:table-cell table:style-name="ce3" office:value-type="string">
            <text:p>titre</text:p>
          </table:table-cell>
          <table:table-cell table:style-name="ce3" office:value-type="string">
            <text:p>Y</text:p>
          </table:table-cell>
          <table:table-cell table:style-name="ce3" office:value-type="string">
            <text:p>N</text:p>
          </table:table-cell>
          <table:table-cell table:style-name="ce3" office:value-type="string">
            <text:p>text</text:p>
          </table:table-cell>
          <table:table-cell table:style-name="ce2" office:value-type="float" office:value="10">
            <text:p>10</text:p>
          </table:table-cell>
          <table:table-cell table:style-name="ce3" office:value-type="string">
            <text:p>R</text:p>
          </table:table-cell>
          <table:table-cell table:style-name="ce2" table:number-columns-repeated="7"/>
        </table:table-row>
        <table:table-row table:style-name="ro1">
          <table:table-cell table:style-name="ce3" office:value-type="string">
            <text:p>ATTR</text:p>
          </table:table-cell>
          <table:table-cell table:style-name="ce2" office:value-type="string">
            <text:p>IMG_FILE</text:p>
          </table:table-cell>
          <table:table-cell table:style-name="ce2" office:value-type="string">
            <text:p>IMG_FRFILE</text:p>
          </table:table-cell>
          <table:table-cell table:style-name="ce3" office:value-type="string">
            <text:p>image</text:p>
          </table:table-cell>
          <table:table-cell table:style-name="ce3" office:value-type="string">
            <text:p>N</text:p>
          </table:table-cell>
          <table:table-cell table:style-name="ce3" office:value-type="string">
            <text:p>Y</text:p>
          </table:table-cell>
          <table:table-cell table:style-name="ce3"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3"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3" office:value-type="string">
            <text:p>N</text:p>
          </table:table-cell>
          <table:table-cell table:style-name="ce3"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5"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number-columns-repeated="2"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ccffcc" fo:border="0.002cm solid #000000"/>
      <style:text-properties fo:color="#000000"/>
    </style:style>
    <style:style style:name="ce3" style:family="table-cell" style:parent-style-name="Default">
      <style:table-cell-properties fo:background-color="#ffcc99" fo:border="0.002cm solid #000000"/>
      <style:text-properties fo:color="#000000"/>
    </style:style>
    <style:style style:name="ce4" style:family="table-cell" style:parent-style-name="Default">
      <style:table-cell-properties fo:background-color="transparent" fo:border="0.002cm solid #000000"/>
      <style:text-properties fo:color="#000000"/>
    </style:style>
    <style:style style:name="ce5" style:family="table-cell" style:parent-style-name="Default">
      <style:table-cell-properties style:text-align-source="fix" style:repeat-content="false" fo:background-color="transparent" fo:border="0.002cm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cc"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ffcc"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4"/>
        <table:table-column table:style-name="co2" table:default-cell-style-name="ce8"/>
        <table:table-column table:style-name="co1" table:number-columns-repeated="2" table:default-cell-style-name="ce8"/>
        <table:table-column table:style-name="co3" table:default-cell-style-name="ce11"/>
        <table:table-column table:style-name="co4" table:default-cell-style-name="ce11"/>
        <table:table-column table:style-name="co1" table:default-cell-style-name="ce8"/>
        <table:table-row table:style-name="ro1">
          <table:table-cell table:style-name="ce1"/>
          <table:table-cell table:style-name="ce5" office:value-type="string">
            <text:p>ID </text:p>
          </table:table-cell>
          <table:table-cell table:style-name="ce5" office:value-type="string">
            <text:p>parent </text:p>
          </table:table-cell>
          <table:table-cell table:style-name="ce5" office:value-type="string">
            <text:p>label </text:p>
          </table:table-cell>
          <table:table-cell table:style-name="ce5" office:value-type="string">
            <text:p>T? </text:p>
          </table:table-cell>
          <table:table-cell table:style-name="ce5" office:value-type="string">
            <text:p>R? </text:p>
          </table:table-cell>
          <table:table-cell table:style-name="ce5" office:value-type="string">
            <text:p>type </text:p>
          </table:table-cell>
        </table:table-row>
        <table:table-row table:style-name="ro1">
          <table:table-cell table:style-name="ce2" office:value-type="string">
            <text:p>ATTR</text:p>
          </table:table-cell>
          <table:table-cell table:style-name="ce6" office:value-type="string">
            <text:p>demo_frame </text:p>
          </table:table-cell>
          <table:table-cell table:style-name="ce6"/>
          <table:table-cell table:style-name="ce6" office:value-type="string">
            <text:p>Cadre exemple</text:p>
          </table:table-cell>
          <table:table-cell table:style-name="ce9" table:number-columns-repeated="2"/>
          <table:table-cell table:style-name="ce6" office:value-type="string">
            <text:p>frame</text:p>
          </table:table-cell>
        </table:table-row>
        <table:table-row table:style-name="ro1">
          <table:table-cell table:style-name="ce3" office:value-type="string">
            <text:p>ATTR</text:p>
          </table:table-cell>
          <table:table-cell table:style-name="ce7" office:value-type="string">
            <text:p>demo_fichiers </text:p>
          </table:table-cell>
          <table:table-cell table:style-name="ce7" office:value-type="string">
            <text:p>demo_frame </text:p>
          </table:table-cell>
          <table:table-cell table:style-name="ce7" office:value-type="string">
            <text:p>Fichier(s) </text:p>
          </table:table-cell>
          <table:table-cell table:style-name="ce10" table:number-columns-repeated="2"/>
          <table:table-cell table:style-name="ce7"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ccffcc" fo:border="0.002cm solid #000000"/>
      <style:text-properties fo:color="#000000"/>
    </style:style>
    <style:style style:name="ce3" style:family="table-cell" style:parent-style-name="Default">
      <style:table-cell-properties fo:background-color="transparent" fo:border="0.002cm solid #000000"/>
      <style:text-properties fo:color="#000000"/>
    </style:style>
    <style:style style:name="ce4" style:family="table-cell" style:parent-style-name="Default">
      <style:table-cell-properties fo:background-color="#ccccff" fo:border="0.002cm solid #000000"/>
      <style:text-properties fo:color="#000000"/>
    </style:style>
    <style:style style:name="ce5" style:family="table-cell" style:parent-style-name="Default">
      <style:table-cell-properties fo:background-color="#ffcc99" fo:border="0.002cm solid #000000"/>
      <style:text-properties fo:color="#000000"/>
    </style:style>
    <style:style style:name="ce6" style:family="table-cell" style:parent-style-name="Default">
      <style:table-cell-properties style:text-align-source="fix" style:repeat-content="false" fo:background-color="transparent" fo:border="0.002cm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ccffcc"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ccff"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ackground-color="transparent" fo:border="0.002cm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ccffcc"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ackground-color="transparent"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ff"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cc99"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1" table:number-columns-repeated="2" table:default-cell-style-name="ce13"/>
        <table:table-column table:style-name="co1" table:default-cell-style-name="ce8"/>
        <table:table-row table:style-name="ro1">
          <table:table-cell table:style-name="ce1"/>
          <table:table-cell table:style-name="ce6" office:value-type="string">
            <text:p>ID </text:p>
          </table:table-cell>
          <table:table-cell table:style-name="ce6" office:value-type="string">
            <text:p>parent </text:p>
          </table:table-cell>
          <table:table-cell table:style-name="ce6" office:value-type="string">
            <text:p>label </text:p>
          </table:table-cell>
          <table:table-cell table:style-name="ce11" office:value-type="string">
            <text:p>T? </text:p>
          </table:table-cell>
          <table:table-cell table:style-name="ce11" office:value-type="string">
            <text:p>R? </text:p>
          </table:table-cell>
          <table:table-cell table:style-name="ce6" office:value-type="string">
            <text:p>type </text:p>
          </table:table-cell>
        </table:table-row>
        <table:table-row table:style-name="ro1">
          <table:table-cell table:style-name="ce2" office:value-type="string">
            <text:p>ATTR</text:p>
          </table:table-cell>
          <table:table-cell table:style-name="ce7" office:value-type="string">
            <text:p>demo_fr_ident</text:p>
          </table:table-cell>
          <table:table-cell table:style-name="ce7"/>
          <table:table-cell table:style-name="ce7" office:value-type="string">
            <text:p>Identification</text:p>
          </table:table-cell>
          <table:table-cell table:number-columns-repeated="2" table:style-name="ce12" office:value-type="string">
            <text:p>N</text:p>
          </table:table-cell>
          <table:table-cell table:style-name="ce7"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un</text:p>
          </table:table-cell>
          <table:table-cell table:style-name="ce9"/>
          <table:table-cell table:style-name="ce9" office:value-type="string">
            <text:p>Onglet n°1 </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fr_exun</text:p>
          </table:table-cell>
          <table:table-cell table:style-name="ce7" office:value-type="string">
            <text:p>demo_tab_un</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fichiers </text:p>
          </table:table-cell>
          <table:table-cell table:style-name="ce10" office:value-type="string">
            <text:p>demo_frame </text:p>
          </table:table-cell>
          <table:table-cell table:style-name="ce10" office:value-type="string">
            <text:p>Référenc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deux</text:p>
          </table:table-cell>
          <table:table-cell table:style-name="ce9"/>
          <table:table-cell table:style-name="ce9" office:value-type="string">
            <text:p>Onglet n°2</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t_annexes</text:p>
          </table:table-cell>
          <table:table-cell table:style-name="ce7" office:value-type="string">
            <text:p>demo_tab_deux</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t_annexes</text:p>
          </table:table-cell>
          <table:table-cell table:style-name="ce10" office:value-type="string">
            <text:p>demo_fr_exdeux</text:p>
          </table:table-cell>
          <table:table-cell table:style-name="ce10" office:value-type="string">
            <text:p>Annex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